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52e8"/>
    </style:style>
    <style:style style:name="P2" style:family="paragraph" style:parent-style-name="Arabic">
      <style:text-properties officeooo:rsid="0019dbdb" officeooo:paragraph-rsid="0019dbdb"/>
    </style:style>
    <style:style style:name="P3" style:family="paragraph" style:parent-style-name="Arabic">
      <style:text-properties officeooo:rsid="0019df40" officeooo:paragraph-rsid="0019df40"/>
    </style:style>
    <style:style style:name="P4" style:family="paragraph" style:parent-style-name="Arabic">
      <style:text-properties officeooo:rsid="001b45f9" officeooo:paragraph-rsid="001b45f9"/>
    </style:style>
    <style:style style:name="P5" style:family="paragraph" style:parent-style-name="Arabic">
      <style:text-properties officeooo:rsid="001c1682" officeooo:paragraph-rsid="001c1682"/>
    </style:style>
    <style:style style:name="P6" style:family="paragraph" style:parent-style-name="Arabic">
      <style:text-properties officeooo:rsid="001d52b0" officeooo:paragraph-rsid="001d52b0"/>
    </style:style>
    <style:style style:name="P7" style:family="paragraph" style:parent-style-name="Arabic">
      <style:text-properties officeooo:rsid="001ec1e9" officeooo:paragraph-rsid="001ec1e9"/>
    </style:style>
    <style:style style:name="P8" style:family="paragraph" style:parent-style-name="Arabic">
      <style:text-properties officeooo:rsid="0020a0d4" officeooo:paragraph-rsid="0020a0d4"/>
    </style:style>
    <style:style style:name="P9" style:family="paragraph" style:parent-style-name="Arabic">
      <style:text-properties officeooo:rsid="0020a0d4" officeooo:paragraph-rsid="005b32e4"/>
    </style:style>
    <style:style style:name="P10" style:family="paragraph" style:parent-style-name="Arabic">
      <style:text-properties officeooo:rsid="0020a0d4" officeooo:paragraph-rsid="008773f5"/>
    </style:style>
    <style:style style:name="P11" style:family="paragraph" style:parent-style-name="Arabic">
      <style:text-properties officeooo:rsid="00229438" officeooo:paragraph-rsid="00229438"/>
    </style:style>
    <style:style style:name="P12" style:family="paragraph" style:parent-style-name="Arabic">
      <style:text-properties officeooo:rsid="00243372" officeooo:paragraph-rsid="00243372"/>
    </style:style>
    <style:style style:name="P13" style:family="paragraph" style:parent-style-name="Arabic">
      <style:text-properties officeooo:rsid="002666d8" officeooo:paragraph-rsid="002666d8"/>
    </style:style>
    <style:style style:name="P14" style:family="paragraph" style:parent-style-name="Arabic">
      <style:text-properties officeooo:rsid="002666d8" officeooo:paragraph-rsid="0027e1f0"/>
    </style:style>
    <style:style style:name="P15" style:family="paragraph" style:parent-style-name="Arabic">
      <style:text-properties officeooo:rsid="0027e1f0" officeooo:paragraph-rsid="0027e1f0"/>
    </style:style>
    <style:style style:name="P16" style:family="paragraph" style:parent-style-name="Arabic">
      <style:text-properties officeooo:rsid="002dc079" officeooo:paragraph-rsid="002dc079"/>
    </style:style>
    <style:style style:name="P17" style:family="paragraph" style:parent-style-name="Arabic">
      <style:text-properties officeooo:rsid="002f5607" officeooo:paragraph-rsid="002f5607"/>
    </style:style>
    <style:style style:name="P18" style:family="paragraph" style:parent-style-name="Arabic">
      <style:text-properties officeooo:rsid="002f5607" officeooo:paragraph-rsid="002dc079"/>
    </style:style>
    <style:style style:name="P19" style:family="paragraph" style:parent-style-name="Arabic">
      <style:text-properties officeooo:rsid="002f5607" officeooo:paragraph-rsid="008f4350"/>
    </style:style>
    <style:style style:name="P20" style:family="paragraph" style:parent-style-name="Arabic">
      <style:text-properties officeooo:rsid="00305de6" officeooo:paragraph-rsid="00305de6"/>
    </style:style>
    <style:style style:name="P21" style:family="paragraph" style:parent-style-name="Arabic">
      <style:text-properties officeooo:rsid="0031f608" officeooo:paragraph-rsid="0031f608"/>
    </style:style>
    <style:style style:name="P22" style:family="paragraph" style:parent-style-name="Arabic">
      <style:text-properties officeooo:rsid="003425c8" officeooo:paragraph-rsid="003425c8"/>
    </style:style>
    <style:style style:name="P23" style:family="paragraph" style:parent-style-name="Arabic">
      <style:text-properties officeooo:rsid="0037ba09" officeooo:paragraph-rsid="0037ba09"/>
    </style:style>
    <style:style style:name="P24" style:family="paragraph" style:parent-style-name="Arabic">
      <style:text-properties officeooo:rsid="003953bc" officeooo:paragraph-rsid="003953bc"/>
    </style:style>
    <style:style style:name="P25" style:family="paragraph" style:parent-style-name="Arabic">
      <style:text-properties officeooo:rsid="0039bb27" officeooo:paragraph-rsid="0039bb27"/>
    </style:style>
    <style:style style:name="P26" style:family="paragraph" style:parent-style-name="Arabic">
      <style:text-properties officeooo:rsid="003aab3c" officeooo:paragraph-rsid="003aab3c"/>
    </style:style>
    <style:style style:name="P27" style:family="paragraph" style:parent-style-name="Arabic">
      <style:text-properties officeooo:rsid="003c9131" officeooo:paragraph-rsid="003c9131"/>
    </style:style>
    <style:style style:name="P28" style:family="paragraph" style:parent-style-name="Arabic">
      <style:text-properties officeooo:rsid="003d87ed" officeooo:paragraph-rsid="003d87ed"/>
    </style:style>
    <style:style style:name="P29" style:family="paragraph" style:parent-style-name="Arabic">
      <style:text-properties officeooo:rsid="003e0051" officeooo:paragraph-rsid="003e0051"/>
    </style:style>
    <style:style style:name="P30" style:family="paragraph" style:parent-style-name="Arabic">
      <style:text-properties officeooo:rsid="003ff660" officeooo:paragraph-rsid="003ff660"/>
    </style:style>
    <style:style style:name="P31" style:family="paragraph" style:parent-style-name="Arabic">
      <style:text-properties officeooo:rsid="0041418b" officeooo:paragraph-rsid="0041418b"/>
    </style:style>
    <style:style style:name="P32" style:family="paragraph" style:parent-style-name="Arabic">
      <style:text-properties officeooo:rsid="00426944" officeooo:paragraph-rsid="00426944"/>
    </style:style>
    <style:style style:name="P33" style:family="paragraph" style:parent-style-name="Arabic">
      <style:text-properties officeooo:rsid="0044f22c" officeooo:paragraph-rsid="0044f22c"/>
    </style:style>
    <style:style style:name="P34" style:family="paragraph" style:parent-style-name="Arabic">
      <style:text-properties style:font-name="Scheherazade" fo:font-size="24pt" officeooo:paragraph-rsid="005b32e4" style:font-size-asian="24pt" style:font-name-complex="Scheherazade" style:font-size-complex="24pt"/>
    </style:style>
    <style:style style:name="P35" style:family="paragraph" style:parent-style-name="Arabic">
      <style:text-properties style:font-name="Scheherazade" fo:font-size="24pt" officeooo:rsid="005b32e4" officeooo:paragraph-rsid="005b32e4" style:font-size-asian="24pt" style:font-name-complex="Scheherazade" style:font-size-complex="24pt"/>
    </style:style>
    <style:style style:name="P36" style:family="paragraph" style:parent-style-name="Arabic">
      <style:text-properties officeooo:rsid="00474234" officeooo:paragraph-rsid="00474234"/>
    </style:style>
    <style:style style:name="P37" style:family="paragraph" style:parent-style-name="Arabic">
      <style:text-properties officeooo:rsid="00476a9a" officeooo:paragraph-rsid="00476a9a"/>
    </style:style>
    <style:style style:name="P38" style:family="paragraph" style:parent-style-name="Arabic">
      <style:text-properties officeooo:rsid="0047a2a9" officeooo:paragraph-rsid="0047a2a9"/>
    </style:style>
    <style:style style:name="P39" style:family="paragraph" style:parent-style-name="Arabic">
      <style:text-properties officeooo:rsid="00493711" officeooo:paragraph-rsid="00493711"/>
    </style:style>
    <style:style style:name="P40" style:family="paragraph" style:parent-style-name="Arabic">
      <style:text-properties officeooo:rsid="004adf25" officeooo:paragraph-rsid="004adf25"/>
    </style:style>
    <style:style style:name="P41" style:family="paragraph" style:parent-style-name="Arabic">
      <style:text-properties officeooo:rsid="004bd119" officeooo:paragraph-rsid="004bd119"/>
    </style:style>
    <style:style style:name="P42" style:family="paragraph" style:parent-style-name="Arabic">
      <style:text-properties officeooo:rsid="004cd686" officeooo:paragraph-rsid="004cd686"/>
    </style:style>
    <style:style style:name="P43" style:family="paragraph" style:parent-style-name="Arabic">
      <style:text-properties officeooo:rsid="004e9d3b" officeooo:paragraph-rsid="004e9d3b"/>
    </style:style>
    <style:style style:name="P44" style:family="paragraph" style:parent-style-name="Arabic">
      <style:text-properties officeooo:rsid="00520765" officeooo:paragraph-rsid="00520765"/>
    </style:style>
    <style:style style:name="P45" style:family="paragraph" style:parent-style-name="Arabic">
      <style:text-properties officeooo:rsid="00521282" officeooo:paragraph-rsid="00521282"/>
    </style:style>
    <style:style style:name="P46" style:family="paragraph" style:parent-style-name="Arabic">
      <style:text-properties officeooo:rsid="0053498b" officeooo:paragraph-rsid="0053498b"/>
    </style:style>
    <style:style style:name="P47" style:family="paragraph" style:parent-style-name="Arabic">
      <style:text-properties officeooo:rsid="0053dced" officeooo:paragraph-rsid="0053dced"/>
    </style:style>
    <style:style style:name="P48" style:family="paragraph" style:parent-style-name="Arabic">
      <style:text-properties officeooo:rsid="0054293e" officeooo:paragraph-rsid="0054293e"/>
    </style:style>
    <style:style style:name="P49" style:family="paragraph" style:parent-style-name="Arabic">
      <style:text-properties officeooo:rsid="0054d8b8" officeooo:paragraph-rsid="0054d8b8"/>
    </style:style>
    <style:style style:name="P50" style:family="paragraph" style:parent-style-name="Arabic">
      <style:text-properties officeooo:rsid="00554e21" officeooo:paragraph-rsid="00554e21"/>
    </style:style>
    <style:style style:name="P51" style:family="paragraph" style:parent-style-name="Arabic">
      <style:text-properties officeooo:rsid="0055ac39" officeooo:paragraph-rsid="0055ac39"/>
    </style:style>
    <style:style style:name="P52" style:family="paragraph" style:parent-style-name="Arabic">
      <style:text-properties officeooo:rsid="005778c0" officeooo:paragraph-rsid="005778c0"/>
    </style:style>
    <style:style style:name="P53" style:family="paragraph" style:parent-style-name="Arabic">
      <style:text-properties officeooo:rsid="0058e3a4" officeooo:paragraph-rsid="0058e3a4"/>
    </style:style>
    <style:style style:name="P54" style:family="paragraph" style:parent-style-name="Arabic">
      <style:text-properties officeooo:rsid="0059d67e" officeooo:paragraph-rsid="0059d67e"/>
    </style:style>
    <style:style style:name="P55" style:family="paragraph" style:parent-style-name="Arabic">
      <style:text-properties officeooo:rsid="005ae857" officeooo:paragraph-rsid="005ae857"/>
    </style:style>
    <style:style style:name="P56" style:family="paragraph" style:parent-style-name="Arabic">
      <style:text-properties officeooo:rsid="0016436f" officeooo:paragraph-rsid="0016436f"/>
    </style:style>
    <style:style style:name="P57" style:family="paragraph" style:parent-style-name="Arabic">
      <style:text-properties officeooo:rsid="005b32e4" officeooo:paragraph-rsid="005b32e4"/>
    </style:style>
    <style:style style:name="P58" style:family="paragraph" style:parent-style-name="Arabic">
      <style:text-properties officeooo:rsid="001785a3" officeooo:paragraph-rsid="001785a3"/>
    </style:style>
    <style:style style:name="P59" style:family="paragraph" style:parent-style-name="Arabic">
      <style:text-properties officeooo:rsid="0018c154" officeooo:paragraph-rsid="0018c154"/>
    </style:style>
    <style:style style:name="P60" style:family="paragraph" style:parent-style-name="Arabic">
      <style:text-properties officeooo:rsid="00191819" officeooo:paragraph-rsid="00191819"/>
    </style:style>
    <style:style style:name="P61" style:family="paragraph" style:parent-style-name="Arabic">
      <style:text-properties officeooo:rsid="00192e7c" officeooo:paragraph-rsid="00192e7c"/>
    </style:style>
    <style:style style:name="P62" style:family="paragraph" style:parent-style-name="Arabic">
      <style:text-properties officeooo:rsid="0019596a" officeooo:paragraph-rsid="0019596a"/>
    </style:style>
    <style:style style:name="P63" style:family="paragraph" style:parent-style-name="Arabic">
      <style:text-properties officeooo:rsid="005d30e1" officeooo:paragraph-rsid="005ae857"/>
    </style:style>
    <style:style style:name="P64" style:family="paragraph" style:parent-style-name="Arabic">
      <style:text-properties officeooo:rsid="005f2aea" officeooo:paragraph-rsid="005f2aea"/>
    </style:style>
    <style:style style:name="P65" style:family="paragraph" style:parent-style-name="Arabic">
      <style:text-properties officeooo:rsid="00609d29" officeooo:paragraph-rsid="00609d29"/>
    </style:style>
    <style:style style:name="P66" style:family="paragraph" style:parent-style-name="Arabic">
      <style:text-properties officeooo:rsid="0062f3e3" officeooo:paragraph-rsid="0062f3e3"/>
    </style:style>
    <style:style style:name="P67" style:family="paragraph" style:parent-style-name="Arabic">
      <style:text-properties officeooo:rsid="006494a8" officeooo:paragraph-rsid="006494a8"/>
    </style:style>
    <style:style style:name="P68" style:family="paragraph" style:parent-style-name="Arabic">
      <style:text-properties officeooo:rsid="005f05c9" officeooo:paragraph-rsid="005ae857"/>
    </style:style>
    <style:style style:name="P69" style:family="paragraph" style:parent-style-name="Arabic">
      <style:text-properties officeooo:rsid="0064d248" officeooo:paragraph-rsid="0064d248"/>
    </style:style>
    <style:style style:name="P70" style:family="paragraph" style:parent-style-name="Arabic">
      <style:text-properties officeooo:rsid="0065f99f" officeooo:paragraph-rsid="0065f99f"/>
    </style:style>
    <style:style style:name="P71" style:family="paragraph" style:parent-style-name="Arabic">
      <style:text-properties officeooo:rsid="00660a76" officeooo:paragraph-rsid="00660a76"/>
    </style:style>
    <style:style style:name="P72" style:family="paragraph" style:parent-style-name="Arabic">
      <style:text-properties officeooo:rsid="00676065" officeooo:paragraph-rsid="00676065"/>
    </style:style>
    <style:style style:name="P73" style:family="paragraph" style:parent-style-name="Arabic">
      <style:text-properties officeooo:paragraph-rsid="00676065"/>
    </style:style>
    <style:style style:name="P74" style:family="paragraph" style:parent-style-name="Arabic">
      <style:text-properties officeooo:rsid="0069d0eb" officeooo:paragraph-rsid="0069d0eb"/>
    </style:style>
    <style:style style:name="P75" style:family="paragraph" style:parent-style-name="Arabic">
      <style:text-properties officeooo:rsid="006bba50" officeooo:paragraph-rsid="006bba50"/>
    </style:style>
    <style:style style:name="P76" style:family="paragraph" style:parent-style-name="Arabic">
      <style:text-properties officeooo:rsid="006ceb3a" officeooo:paragraph-rsid="006ceb3a"/>
    </style:style>
    <style:style style:name="P77" style:family="paragraph" style:parent-style-name="Arabic">
      <style:text-properties officeooo:rsid="006da7c1" officeooo:paragraph-rsid="006da7c1"/>
    </style:style>
    <style:style style:name="P78" style:family="paragraph" style:parent-style-name="Arabic">
      <style:text-properties officeooo:rsid="006dd141" officeooo:paragraph-rsid="006dd141"/>
    </style:style>
    <style:style style:name="P79" style:family="paragraph" style:parent-style-name="Arabic">
      <style:text-properties officeooo:rsid="006fadcf" officeooo:paragraph-rsid="006fadcf"/>
    </style:style>
    <style:style style:name="P80" style:family="paragraph" style:parent-style-name="Arabic">
      <style:text-properties officeooo:rsid="0071575e" officeooo:paragraph-rsid="0071575e"/>
    </style:style>
    <style:style style:name="P81" style:family="paragraph" style:parent-style-name="Arabic">
      <style:text-properties officeooo:rsid="00722a6e" officeooo:paragraph-rsid="00722a6e"/>
    </style:style>
    <style:style style:name="P82" style:family="paragraph" style:parent-style-name="Arabic">
      <style:text-properties officeooo:rsid="007299b6" officeooo:paragraph-rsid="007299b6"/>
    </style:style>
    <style:style style:name="P83" style:family="paragraph" style:parent-style-name="Arabic">
      <style:text-properties officeooo:rsid="0072b252" officeooo:paragraph-rsid="0072b252"/>
    </style:style>
    <style:style style:name="P84" style:family="paragraph" style:parent-style-name="Arabic">
      <style:text-properties officeooo:rsid="0074bf0e" officeooo:paragraph-rsid="0074bf0e"/>
    </style:style>
    <style:style style:name="P85" style:family="paragraph" style:parent-style-name="Arabic">
      <style:text-properties officeooo:rsid="0074bf0e" officeooo:paragraph-rsid="00a4968d"/>
    </style:style>
    <style:style style:name="P86" style:family="paragraph" style:parent-style-name="Arabic">
      <style:text-properties officeooo:rsid="0075db3c" officeooo:paragraph-rsid="0075db3c"/>
    </style:style>
    <style:style style:name="P87" style:family="paragraph" style:parent-style-name="Arabic">
      <style:text-properties officeooo:rsid="0079ef54" officeooo:paragraph-rsid="0079ef54"/>
    </style:style>
    <style:style style:name="P88" style:family="paragraph" style:parent-style-name="Arabic">
      <style:text-properties officeooo:rsid="007b69ae" officeooo:paragraph-rsid="007b69ae"/>
    </style:style>
    <style:style style:name="P89" style:family="paragraph" style:parent-style-name="Arabic">
      <style:text-properties officeooo:rsid="007bbb47" officeooo:paragraph-rsid="007bbb47"/>
    </style:style>
    <style:style style:name="P90" style:family="paragraph" style:parent-style-name="Arabic">
      <style:text-properties officeooo:rsid="007d63f0" officeooo:paragraph-rsid="007d63f0"/>
    </style:style>
    <style:style style:name="P91" style:family="paragraph" style:parent-style-name="Arabic">
      <style:text-properties officeooo:rsid="007d66a1" officeooo:paragraph-rsid="007d66a1"/>
    </style:style>
    <style:style style:name="P92" style:family="paragraph" style:parent-style-name="Arabic">
      <style:text-properties officeooo:rsid="007db517" officeooo:paragraph-rsid="007db517"/>
    </style:style>
    <style:style style:name="P93" style:family="paragraph" style:parent-style-name="Arabic">
      <style:text-properties officeooo:rsid="007efa98" officeooo:paragraph-rsid="007efa98"/>
    </style:style>
    <style:style style:name="P94" style:family="paragraph" style:parent-style-name="Arabic">
      <style:text-properties officeooo:rsid="0080b007" officeooo:paragraph-rsid="0080b007"/>
    </style:style>
    <style:style style:name="P95" style:family="paragraph" style:parent-style-name="Arabic">
      <style:text-properties officeooo:rsid="00823c2a" officeooo:paragraph-rsid="00823c2a"/>
    </style:style>
    <style:style style:name="P96" style:family="paragraph" style:parent-style-name="Arabic">
      <style:text-properties officeooo:rsid="0083766e" officeooo:paragraph-rsid="0083766e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9596a"/>
    </style:style>
    <style:style style:name="T5" style:family="text">
      <style:text-properties officeooo:rsid="0019df40"/>
    </style:style>
    <style:style style:name="T6" style:family="text">
      <style:text-properties officeooo:rsid="001ec1e9"/>
    </style:style>
    <style:style style:name="T7" style:family="text">
      <style:text-properties officeooo:rsid="0027e1f0"/>
    </style:style>
    <style:style style:name="T8" style:family="text">
      <style:text-properties officeooo:rsid="002853fc"/>
    </style:style>
    <style:style style:name="T9" style:family="text">
      <style:text-properties officeooo:rsid="0039bb27"/>
    </style:style>
    <style:style style:name="T10" style:family="text">
      <style:text-properties officeooo:rsid="004177c3"/>
    </style:style>
    <style:style style:name="T11" style:family="text">
      <style:text-properties officeooo:rsid="004bd119"/>
    </style:style>
    <style:style style:name="T12" style:family="text">
      <style:text-properties officeooo:rsid="0053498b"/>
    </style:style>
    <style:style style:name="T13" style:family="text">
      <style:text-properties officeooo:rsid="006ceb3a"/>
    </style:style>
    <style:style style:name="T14" style:family="text">
      <style:text-properties officeooo:rsid="006d6379"/>
    </style:style>
    <style:style style:name="T15" style:family="text">
      <style:text-properties officeooo:rsid="006fadcf"/>
    </style:style>
    <style:style style:name="T16" style:family="text">
      <style:text-properties officeooo:rsid="0073a813"/>
    </style:style>
    <style:style style:name="T17" style:family="text">
      <style:text-properties officeooo:rsid="00766fa9"/>
    </style:style>
    <style:style style:name="T18" style:family="text">
      <style:text-properties officeooo:rsid="007bbb47"/>
    </style:style>
    <style:style style:name="T19" style:family="text">
      <style:text-properties officeooo:rsid="0084470d"/>
    </style:style>
    <style:style style:name="T20" style:family="text">
      <style:text-properties officeooo:rsid="008614fe"/>
    </style:style>
    <style:style style:name="T21" style:family="text">
      <style:text-properties officeooo:rsid="008773f5"/>
    </style:style>
    <style:style style:name="T22" style:family="text">
      <style:text-properties officeooo:rsid="0088d303"/>
    </style:style>
    <style:style style:name="T23" style:family="text">
      <style:text-properties officeooo:rsid="008c4a59"/>
    </style:style>
    <style:style style:name="T24" style:family="text">
      <style:text-properties officeooo:rsid="008e2db3"/>
    </style:style>
    <style:style style:name="T25" style:family="text">
      <style:text-properties officeooo:rsid="008f1eb9"/>
    </style:style>
    <style:style style:name="T26" style:family="text">
      <style:text-properties officeooo:rsid="008f4350"/>
    </style:style>
    <style:style style:name="T27" style:family="text">
      <style:text-properties officeooo:rsid="00903ba9"/>
    </style:style>
    <style:style style:name="T28" style:family="text">
      <style:text-properties officeooo:rsid="00910602"/>
    </style:style>
    <style:style style:name="T29" style:family="text">
      <style:text-properties officeooo:rsid="009210e3"/>
    </style:style>
    <style:style style:name="T30" style:family="text">
      <style:text-properties officeooo:rsid="00925f19"/>
    </style:style>
    <style:style style:name="T31" style:family="text">
      <style:text-properties officeooo:rsid="00930803"/>
    </style:style>
    <style:style style:name="T32" style:family="text">
      <style:text-properties officeooo:rsid="0093acbf"/>
    </style:style>
    <style:style style:name="T33" style:family="text">
      <style:text-properties officeooo:rsid="0095819e"/>
    </style:style>
    <style:style style:name="T34" style:family="text">
      <style:text-properties officeooo:rsid="0095bb2a"/>
    </style:style>
    <style:style style:name="T35" style:family="text">
      <style:text-properties officeooo:rsid="00965839"/>
    </style:style>
    <style:style style:name="T36" style:family="text">
      <style:text-properties officeooo:rsid="0096a004"/>
    </style:style>
    <style:style style:name="T37" style:family="text">
      <style:text-properties officeooo:rsid="009741f2"/>
    </style:style>
    <style:style style:name="T38" style:family="text">
      <style:text-properties officeooo:rsid="009848b8"/>
    </style:style>
    <style:style style:name="T39" style:family="text">
      <style:text-properties officeooo:rsid="0099c640"/>
    </style:style>
    <style:style style:name="T40" style:family="text">
      <style:text-properties officeooo:rsid="009a19a6"/>
    </style:style>
    <style:style style:name="T41" style:family="text">
      <style:text-properties officeooo:rsid="009a7197"/>
    </style:style>
    <style:style style:name="T42" style:family="text">
      <style:text-properties officeooo:rsid="009a9eb3"/>
    </style:style>
    <style:style style:name="T43" style:family="text">
      <style:text-properties officeooo:rsid="009b4dff"/>
    </style:style>
    <style:style style:name="T44" style:family="text">
      <style:text-properties officeooo:rsid="009c2a5e"/>
    </style:style>
    <style:style style:name="T45" style:family="text">
      <style:text-properties officeooo:rsid="009d7140"/>
    </style:style>
    <style:style style:name="T46" style:family="text">
      <style:text-properties officeooo:rsid="009e95b8"/>
    </style:style>
    <style:style style:name="T47" style:family="text">
      <style:text-properties officeooo:rsid="00a07459"/>
    </style:style>
    <style:style style:name="T48" style:family="text">
      <style:text-properties officeooo:rsid="00a0a0ed"/>
    </style:style>
    <style:style style:name="T49" style:family="text">
      <style:text-properties officeooo:rsid="00a0c122"/>
    </style:style>
    <style:style style:name="T50" style:family="text">
      <style:text-properties officeooo:rsid="00a2601f"/>
    </style:style>
    <style:style style:name="T51" style:family="text">
      <style:text-properties officeooo:rsid="00a27e3c"/>
    </style:style>
    <style:style style:name="T52" style:family="text">
      <style:text-properties officeooo:rsid="00a3078d"/>
    </style:style>
    <style:style style:name="T53" style:family="text">
      <style:text-properties officeooo:rsid="00a4968d"/>
    </style:style>
    <style:style style:name="T54" style:family="text">
      <style:text-properties officeooo:rsid="00a628ae"/>
    </style:style>
    <style:style style:name="T55" style:family="text">
      <style:text-properties officeooo:rsid="00a73e79"/>
    </style:style>
    <style:style style:name="T56" style:family="text">
      <style:text-properties officeooo:rsid="00a7d7d2"/>
    </style:style>
    <style:style style:name="T57" style:family="text">
      <style:text-properties officeooo:rsid="00a897c9"/>
    </style:style>
    <style:style style:name="T58" style:family="text">
      <style:text-properties officeooo:rsid="00a8fbff"/>
    </style:style>
    <style:style style:name="T59" style:family="text">
      <style:text-properties officeooo:rsid="00aa4e89"/>
    </style:style>
    <style:style style:name="T60" style:family="text">
      <style:text-properties officeooo:rsid="00aa5a18"/>
    </style:style>
    <style:style style:name="T61" style:family="text">
      <style:text-properties officeooo:rsid="00ac15c8"/>
    </style:style>
    <style:style style:name="T62" style:family="text">
      <style:text-properties officeooo:rsid="00acfc8c"/>
    </style:style>
    <style:style style:name="T63" style:family="text">
      <style:text-properties officeooo:rsid="00ad80e2"/>
    </style:style>
    <style:style style:name="T64" style:family="text">
      <style:text-properties officeooo:rsid="00af74cf"/>
    </style:style>
    <style:style style:name="T65" style:family="text">
      <style:text-properties officeooo:rsid="00b06edf"/>
    </style:style>
    <style:style style:name="T66" style:family="text">
      <style:text-properties officeooo:rsid="00b1c1d8"/>
    </style:style>
    <style:style style:name="T67" style:family="text">
      <style:text-properties officeooo:rsid="00b1f241"/>
    </style:style>
    <style:style style:name="T68" style:family="text">
      <style:text-properties officeooo:rsid="00b22174"/>
    </style:style>
    <style:style style:name="T69" style:family="text">
      <style:text-properties officeooo:rsid="00b36d80"/>
    </style:style>
    <style:style style:name="T70" style:family="text">
      <style:text-properties officeooo:rsid="00b39e63"/>
    </style:style>
    <style:style style:name="T71" style:family="text">
      <style:text-properties officeooo:rsid="00b4fecb"/>
    </style:style>
    <style:style style:name="T72" style:family="text">
      <style:text-properties officeooo:rsid="00b5c848"/>
    </style:style>
    <style:style style:name="T73" style:family="text">
      <style:text-properties officeooo:rsid="00b7b33e"/>
    </style:style>
    <style:style style:name="T74" style:family="text">
      <style:text-properties officeooo:rsid="00b85f08"/>
    </style:style>
    <style:style style:name="T75" style:family="text">
      <style:text-properties officeooo:rsid="00b9fc37"/>
    </style:style>
    <style:style style:name="T76" style:family="text">
      <style:text-properties officeooo:rsid="00bb2991"/>
    </style:style>
    <style:style style:name="T77" style:family="text">
      <style:text-properties officeooo:rsid="00bcbca7"/>
    </style:style>
    <style:style style:name="T78" style:family="text">
      <style:text-properties officeooo:rsid="00bdff91"/>
    </style:style>
    <style:style style:name="T79" style:family="text">
      <style:text-properties officeooo:rsid="00be8b3e"/>
    </style:style>
    <style:style style:name="T80" style:family="text">
      <style:text-properties officeooo:rsid="00bf3951"/>
    </style:style>
    <style:style style:name="T81" style:family="text">
      <style:text-properties officeooo:rsid="00c12d2c"/>
    </style:style>
    <style:style style:name="T82" style:family="text">
      <style:text-properties officeooo:rsid="00c25699"/>
    </style:style>
    <style:style style:name="T83" style:family="text">
      <style:text-properties officeooo:rsid="00c34d3d"/>
    </style:style>
    <style:style style:name="T84" style:family="text">
      <style:text-properties officeooo:rsid="00c44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1-14" text:name="stanza"/>
      </text:user-field-decls>
      <text:p text:style-name="P35">#1</text:p>
      <text:p text:style-name="P34">بِسْمِ اللّٰهِ إِخْوَانِ</text:p>
      <text:p text:style-name="Arabic">پَمْوٖ نَ رَحْمٰنِ</text:p>
      <text:p text:style-name="Arabic">نَ الرَّحِيْمُ يُوَنِ</text:p>
      <text:p text:style-name="Arabic">نْدِيٗ يَلٗأَنْدَمِيَ</text:p>
      <text:p text:style-name="P56"/>
      <text:p text:style-name="P57">#2</text:p>
      <text:p text:style-name="Arabic">پُلِكَنِ نْدُزَنْڠُ</text:p>
      <text:p text:style-name="Arabic">كهٖنْدَ مَتٖمْبٖزِ يَنْڠُ</text:p>
      <text:p text:style-name="Arabic">نِوَپٖ خَبَرِ زَنْڠُ</text:p>
      <text:p text:style-name="Arabic">قِصَ چَلٗنِجِرِيَ</text:p>
      <text:p text:style-name="P56"/>
      <text:p text:style-name="P57">#3</text:p>
      <text:p text:style-name="P1">نِلِ نٖنْدَءٗ نْدِيَنِ</text:p>
      <text:p text:style-name="P1">كْوَلِ نَ مْٹُ چُمْبَنِ</text:p>
      <text:p text:style-name="Arabic">مٗيٗ أُكَمْتَمَنِ</text:p>
      <text:p text:style-name="Arabic">كْوَ حَلَالِ كُرِضِيَ </text:p>
      <text:p text:style-name="P58"><text:soft-page-break/></text:p>
      <text:p text:style-name="P57">#4</text:p>
      <text:p text:style-name="Arabic">نَ مَهَرِيٖ يُوَنِ</text:p>
      <text:p text:style-name="Arabic">نَلٗمْپَ زَيْدَنِ</text:p>
      <text:p text:style-name="Arabic">نَلِنَ پٖٹٖ چَنْدَنِ</text:p>
      <text:p text:style-name="Arabic"><text:span text:style-name="T1">كَ</text:span>وَهِ كُمْڤَلِيَ</text:p>
      <text:p text:style-name="P59"/>
      <text:p text:style-name="P57">#5</text:p>
      <text:p text:style-name="Arabic">عَل<text:span text:style-name="T2">ِ</text:span>ى كُتٗكَ كْوَكٖ</text:p>
      <text:p text:style-name="Arabic">أُنَ رُبَ مٗيٗ وَكٖ</text:p>
      <text:p text:style-name="Arabic">أَكٖنْدَ كْوَ مْكٖ وَكٖ</text:p>
      <text:p text:style-name="Arabic">مْكٗنٗ هُمْفُمْبِيَ</text:p>
      <text:p text:style-name="P60"/>
      <text:p text:style-name="P57">#6</text:p>
      <text:p text:style-name="Arabic">مْوَنَ بِنْتِ رَسُوْلِ</text:p>
      <text:p text:style-name="Arabic">يَلِ هَيَتَأَمَلِ</text:p>
      <text:p text:style-name="Arabic">كَنٖنْدَ مْوٖنْيٖ عَقِلِ</text:p>
      <text:p text:style-name="Arabic"><text:soft-page-break/>خَبَرِ أ<text:span text:style-name="T3">َ</text:span>كَمْوَمْبِيَ</text:p>
      <text:p text:style-name="P61"/>
      <text:p text:style-name="P57">#7</text:p>
      <text:p text:style-name="Arabic">أَكٖنٖنْدَءٖ كِزٖيْ</text:p>
      <text:p text:style-name="Arabic">فَاطِمَه أ<text:span text:style-name="T4">َ</text:span>كَمْوَمْبِيٖ</text:p>
      <text:p text:style-name="Arabic">شٖيْ<text:span text:style-name="T55">خٖ</text:span> عَل<text:span text:style-name="T56">ِ</text:span>يْ أُوٗزٖيْ</text:p>
      <text:p text:style-name="Arabic">خَبَرِ هُكِسِكِيَ</text:p>
      <text:p text:style-name="P62"/>
      <text:p text:style-name="P57">#8</text:p>
      <text:p text:style-name="Arabic">أَكَفَنْيَ مْشَوَشَ</text:p>
      <text:p text:style-name="Arabic">فَاطِمَه كَمْكَنُشَ</text:p>
      <text:p text:style-name="Arabic">عَلَامَ كَمُؤٗنٖشَ</text:p>
      <text:p text:style-name="Arabic">أُتُنْڠُ أَكَمْٹِيَ</text:p>
      <text:p text:style-name="P62"/>
      <text:p text:style-name="P57">#9</text:p>
      <text:p text:style-name="P2">مْوَنَ بِنْتِ أَمِيْنِ</text:p>
      <text:p text:style-name="P2">هِيٗ نْدِيٗ <text:span text:style-name="T23">تَ</text:span>مْكِنِ</text:p>
      <text:p text:style-name="P2"><text:soft-page-break/>أَلِ نَ پٖٹٖ چَنْدَنِ</text:p>
      <text:p text:style-name="P2">كَوَهِ كُمْ<text:span text:style-name="T23">ڤُ</text:span>لِيَ</text:p>
      <text:p text:style-name="P2"/>
      <text:p text:style-name="P57">#10</text:p>
      <text:p text:style-name="P2">سِجُوِ كهَنٖنَ نِ كوٖلِ</text:p>
      <text:p text:style-name="P2">مِمِ سِمتَأَمَلِ</text:p>
      <text:p text:style-name="P2">أَرُدِپٗ كْوَ رَسُوْلِ</text:p>
      <text:p text:style-name="P2">يٖئٗ تهَمْزِنْڠَتِيَ</text:p>
      <text:p text:style-name="P2"/>
      <text:p text:style-name="P57">#11</text:p>
      <text:p text:style-name="P2">أَكَفَنْيَ هِمَ هِمَ</text:p>
      <text:p text:style-name="P2">أَسِئِ<text:span text:style-name="T5">وٖزٖ فَاطِمَه</text:span></text:p>
      <text:p text:style-name="P3">حَسَنِ أَكَمْٹُمَ</text:p>
      <text:p text:style-name="P3">بَبَكٗ نَمْكُلِيَ</text:p>
      <text:p text:style-name="P4"/>
      <text:p text:style-name="P57">#12</text:p>
      <text:p text:style-name="P4">نَمْكُلِيَ كْوَ سِرِ</text:p>
      <text:p text:style-name="P4"><text:soft-page-break/>أَسِسِكِيٖ بَشِيْرِ</text:p>
      <text:p text:style-name="P4">كٖنٖنْدَ أَكَفَسِرِ</text:p>
      <text:p text:style-name="P4">مْبٖلٖ زَ ٹُمْوَ نَبِيَ</text:p>
      <text:p text:style-name="P4"/>
      <text:p text:style-name="P57">#13</text:p>
      <text:p text:style-name="P4">كَفَسِرِ مُعَيَنِ</text:p>
      <text:p text:style-name="P4">هَمْكُلِوَ نْيُمْبَنِ</text:p>
      <text:p text:style-name="P4">أَكِسِكِيَ أَمِيْنِ</text:p>
      <text:p text:style-name="P4">عَجَبُ إِكَمْنْڠِيَ</text:p>
      <text:p text:style-name="P4"/>
      <text:p text:style-name="P57">#14</text:p>
      <text:p text:style-name="P4">أَكَمُؤُزَ هَشِم<text:span text:style-name="T56">َ</text:span></text:p>
      <text:p text:style-name="P4">يٖئٗ أُنَنِ فَاطِمَه</text:p>
      <text:p text:style-name="P4">هُكْوَمْكُوَ كْوَ <text:span text:style-name="T56">هِ</text:span>م<text:span text:style-name="T56">َ</text:span></text:p>
      <text:p text:style-name="P4">نَايٗ سِيٗ مَزٗوٖيَ</text:p>
      <text:p text:style-name="P4"/>
      <text:p text:style-name="P57">#15</text:p>
      <text:p text:style-name="P5"><text:soft-page-break/>عَلِ<text:span text:style-name="T6">ى</text:span> أَك<text:span text:style-name="T8">َ</text:span>ئِنُكَ</text:p>
      <text:p text:style-name="P5">أَكَنٖنْدَ كْوَ هَرَكَ</text:p>
      <text:p text:style-name="P6">هَتَ نْيُمْبَنِ كِفِكَ</text:p>
      <text:p text:style-name="P6">مْوَنَ فَاطِمَ هُلِيَ</text:p>
      <text:p text:style-name="P6"/>
      <text:p text:style-name="P57">#16</text:p>
      <text:p text:style-name="P6">هُرُمَ زِكَمْشِكَ</text:p>
      <text:p text:style-name="P6">عَلِيْ كَشَوِشِكَ</text:p>
      <text:p text:style-name="P6">كَمْبَ فَتُمَ پُلِكَ</text:p>
      <text:p text:style-name="P6">أُلِلٗنَلٗ نَمْبِيَ</text:p>
      <text:p text:style-name="P6"/>
      <text:p text:style-name="P57">#17</text:p>
      <text:p text:style-name="P6">أُنَ كِتْوَ هُكُؤُمَ</text:p>
      <text:p text:style-name="P6">أَمَ أُمٖشِكْوَ نِ حُمَ</text:p>
      <text:p text:style-name="P6">أَكَمْجِبُ فَتُمَ</text:p>
      <text:p text:style-name="P6">كْوَ مَرَضِ سِكُلِيَ</text:p>
      <text:p text:style-name="P6"/>
      <text:p text:style-name="P57"><text:soft-page-break/>#18</text:p>
      <text:p text:style-name="P7">مِمِ هَپَ نَلِتٗكَ</text:p>
      <text:p text:style-name="P7">وٖوٖ هُنٖنَ هُتٖكَ</text:p>
      <text:p text:style-name="P7">نَ كَمَ كهِٹُ و<text:span text:style-name="T57">َ</text:span>تَكَ</text:p>
      <text:p text:style-name="P7">أُسِخٗفُ كُنَمْبِيَ</text:p>
      <text:p text:style-name="P7"/>
      <text:p text:style-name="P57">#19</text:p>
      <text:p text:style-name="P7">وَتَكَ نِنِ نْدُيَنْڠُ</text:p>
      <text:p text:style-name="P7">نِئِفِدِ رٗحٗ يَنْڠُ</text:p>
      <text:p text:style-name="P7">مٗيٗ أُوَتٖ مَتُنْڠُ</text:p>
      <text:p text:style-name="P7">نَوٖ أُكٗمٖ كُلِيَ</text:p>
      <text:p text:style-name="P7"/>
      <text:p text:style-name="P57">#20</text:p>
      <text:p text:style-name="P7">فَتُمَ أَكَتَمْكَ</text:p>
      <text:p text:style-name="P7">پٖٹٖ يَكٗ نَئِتَكَ</text:p>
      <text:p text:style-name="P7">عَلِى أَكَشُٹُكَ</text:p>
      <text:p text:style-name="P7">هَؤٗنِ لَ كُمْوَمْبِيَ</text:p>
      <text:p text:style-name="P7"><text:soft-page-break/></text:p>
      <text:p text:style-name="P57">#21</text:p>
      <text:p text:style-name="P8">كِشَ عَلِيْ حَيْدَرِ</text:p>
      <text:p text:style-name="P10">نٖنٗ أَلِلٗفَسِ<text:span text:style-name="T21">رِ</text:span></text:p>
      <text:p text:style-name="P10">أَنَيٗ <text:span text:style-name="T22">أَ</text:span>بُوْ بَك<text:span text:style-name="T58">َ</text:span>رِ</text:p>
      <text:p text:style-name="P8">ته<text:span text:style-name="T59">َ</text:span>كْوٖنْدَ كُٹْوَلِيَ</text:p>
      <text:p text:style-name="P8"/>
      <text:p text:style-name="P57">#22</text:p>
      <text:p text:style-name="P8">پٖٹٖ يَكٗ يَ چَنْدَنِ</text:p>
      <text:p text:style-name="P8">أَبُوْ بَكَرِ سِ كِفَنِ</text:p>
      <text:p text:style-name="P8">نِمٖٹْوَاءَ تَمْكِنِ</text:p>
      <text:p text:style-name="P9">كْوَ أُلِيٗنَمْبِيَ</text:p>
      <text:p text:style-name="P9"/>
      <text:p text:style-name="P57">#21</text:p>
      <text:p text:style-name="P11">هُنُ مْوٖزِ نِ وَ پِلِ</text:p>
      <text:p text:style-name="P11">مِمِ سِكُتَأَمَلِ</text:p>
      <text:p text:style-name="P11">أُنَ نَ مْكٖ وَ پِلِ</text:p>
      <text:p text:style-name="P11"><text:soft-page-break/>هَبَرِ نِمٖسِكِيَ</text:p>
      <text:p text:style-name="P57"/>
      <text:p text:style-name="P57">#22</text:p>
      <text:p text:style-name="P11">نَأَپَ وَاللّٰهِ نْدُيَنْڠُ</text:p>
      <text:p text:style-name="P11">نِ وٖيْ پْوٖكٖ مْكٖ وَنْڠُ</text:p>
      <text:p text:style-name="P11">نِ نَنِ عَدُوِ يَنْڠُ</text:p>
      <text:p text:style-name="P11">هُيٗ أَلٗنِزُلِيَ</text:p>
      <text:p text:style-name="P11"/>
      <text:p text:style-name="P57">#23</text:p>
      <text:p text:style-name="P12">كَمْجِبُ كْوَ لِسَنِ</text:p>
      <text:p text:style-name="P12">مْٹُيٖ سِمْبَئِنِ</text:p>
      <text:p text:style-name="P12">پٖٹٖ أُمْپٖيْ نَنِ</text:p>
      <text:p text:style-name="P12">أُنِپَپٗ تهَرِضِيَ</text:p>
      <text:p text:style-name="P12"/>
      <text:p text:style-name="P57">#24</text:p>
      <text:p text:style-name="P12">عَلِى أَكَبَئِنِ</text:p>
      <text:p text:style-name="P12">تهَكْوَمْبِيَ تَمْكِنِ</text:p>
      <text:p text:style-name="P12"><text:soft-page-break/>يَلِنْڠِيَ كِسِمَنِ</text:p>
      <text:p text:style-name="P12">تهَكْوٖنْدَ كُكُتٗلٖيَ</text:p>
      <text:p text:style-name="P12"/>
      <text:p text:style-name="P57">#25</text:p>
      <text:p text:style-name="P13">هَيَ نٖنَ پٖٹٖ يَكٗ</text:p>
      <text:p text:style-name="P13">مَهَلٖ أُئِوٖسٖپٗ</text:p>
      <text:p text:style-name="P13">كَمَ هَيَ مَتَمْكٗ</text:p>
      <text:p text:style-name="P13">بَبَنْڠُ سِ<text:span text:style-name="T23">تٗ</text:span>مْوَمْبِيَ</text:p>
      <text:p text:style-name="P13"/>
      <text:p text:style-name="P57">#26</text:p>
      <text:p text:style-name="P13">ع<text:span text:style-name="T24">َ</text:span>لِيْ أَكَؤُذِكَ</text:p>
      <text:p text:style-name="P13">فَتُمَ كُكَسِرِكَ</text:p>
      <text:p text:style-name="P13">أَلِئِنُكَ كَتٗكَ</text:p>
      <text:p text:style-name="P13">أَكَنٖنْدَ كْوَ نَبِيَ</text:p>
      <text:p text:style-name="P13"/>
      <text:p text:style-name="P57">#27</text:p>
      <text:p text:style-name="P13">أَكَمُؤُزَ هَشِمَ</text:p>
      <text:p text:style-name="P13"><text:soft-page-break/>أَلِ نَ نِنِ فَتُمَ</text:p>
      <text:p text:style-name="P13">أَلِكهَاٹَ كَلِمَ</text:p>
      <text:p text:style-name="P13">مْٹُمٖ أَكَمْوَمْبِيَ</text:p>
      <text:p text:style-name="P13"/>
      <text:p text:style-name="P57">#28</text:p>
      <text:p text:style-name="P13">أَكَمْوَمْبِيَ شَرِيْفُ</text:p>
      <text:p text:style-name="P13">فَتُمَ مٖنِكَلِفُ</text:p>
      <text:p text:style-name="P13">زِيَپٗ زِسِزٗ خٗوْفُ</text:p>
      <text:p text:style-name="P13">زِنْڠِ نِمٖمْٹِلِيَ</text:p>
      <text:p text:style-name="P13"/>
      <text:p text:style-name="P57">#29</text:p>
      <text:p text:style-name="P13">أَلِكِلِيَ يَا رَسُوْلِ</text:p>
      <text:p text:style-name="P13">نَمِ نِمٖٹٖنْدَ كْوٖلِ</text:p>
      <text:p text:style-name="P13">كُمْوَ<text:span text:style-name="T25">مْ</text:span>بِيَ سِهِمِلِ</text:p>
      <text:p text:style-name="P13"><text:span text:style-name="T25">خٗ</text:span>وْفُ ز<text:span text:style-name="T60">ِ</text:span>مٖنِنْڠِيَ</text:p>
      <text:p text:style-name="P13"/>
      <text:p text:style-name="P57">#30</text:p>
      <text:p text:style-name="P14"><text:soft-page-break/>تٖنَ <text:span text:style-name="T7">إٖنٖنْدَ سَيِدِ</text:span></text:p>
      <text:p text:style-name="P15">أُمُؤٗنْيٖ أَبُرُدِ</text:p>
      <text:p text:style-name="P15">كَئِنُكَ مُحَمَدِ</text:p>
      <text:p text:style-name="P15">هَپٗ كَأَنْدَمَ نْدِيَ</text:p>
      <text:p text:style-name="P16"/>
      <text:p text:style-name="P57">#31</text:p>
      <text:p text:style-name="P18">أَكٖنْدَ أَكَجِلِسِ</text:p>
      <text:p text:style-name="P17">مٗيٗ أُنَ وَسِوَسِ</text:p>
      <text:p text:style-name="P19">كَئِفَنْيَ كَمَ هَئِسِ</text:p>
      <text:p text:style-name="P19">إٖنٖنْدٖيْ كُمْوَنْڠَلِيَ</text:p>
      <text:p text:style-name="P17"/>
      <text:p text:style-name="P57">#32</text:p>
      <text:p text:style-name="P17">كَمُؤُلِزَ هَشِم<text:span text:style-name="T61">َ</text:span></text:p>
      <text:p text:style-name="P17">وَلِ نَ نِنِ فَتُمَ</text:p>
      <text:p text:style-name="P17">حَسَنِ مٖكُيَ هِمَ</text:p>
      <text:p text:style-name="P17">عَل<text:span text:style-name="T61">ِ</text:span>يْ كُمْوَنْدَمِيَ</text:p>
      <text:p text:style-name="P17"/>
      <text:p text:style-name="P57"><text:soft-page-break/>#33</text:p>
      <text:p text:style-name="P17">فَتُمَ هَكُكَسِرِ</text:p>
      <text:p text:style-name="P17">أَكَمْوَمْبِيَ <text:span text:style-name="T61">بَ</text:span>شِيْرِ</text:p>
      <text:p text:style-name="P17">ع<text:span text:style-name="T26">َ</text:span>لِيْ نْدَكٖ هَبَرِ</text:p>
      <text:p text:style-name="P17">يٖؤٗ نِمٖزِسِكِيَ</text:p>
      <text:p text:style-name="P17"/>
      <text:p text:style-name="P57">#34</text:p>
      <text:p text:style-name="P17">أَكَمُؤُزَ أَمِيْنِ</text:p>
      <text:p text:style-name="P20">نِ كَمَ هَبَرِ ڠَنِ</text:p>
      <text:p text:style-name="P20">أُسِمْنْڠٗجٖ نْيُمْبَنِ</text:p>
      <text:p text:style-name="P20">أُكَجَ أُكَمُأَمْكُوَ</text:p>
      <text:p text:style-name="P20"/>
      <text:p text:style-name="P57">#35</text:p>
      <text:p text:style-name="P21">أَكَئِنَمَ فَتُمَ</text:p>
      <text:p text:style-name="P21">كُمْسِتَحِ هَشِمَ</text:p>
      <text:p text:style-name="P21">يَلٗمْتٗكَ كَلِمَ</text:p>
      <text:p text:style-name="P21">بَبَكٖ أَكَمْوَمْبِيَ</text:p>
      <text:p text:style-name="P21"><text:soft-page-break/></text:p>
      <text:p text:style-name="P57">#36</text:p>
      <text:p text:style-name="P21">يَوَتٖ مَنٖنٗ هَيٗ</text:p>
      <text:p text:style-name="P21">أُسِٹٖٹٖ نَ مُمٖئٗ</text:p>
      <text:p text:style-name="P21">أَكَرُدِشَ كِلِيٗ</text:p>
      <text:p text:style-name="P21">فَاطِمَة الزَّهْرِيَّة</text:p>
      <text:p text:style-name="P21"/>
      <text:p text:style-name="P57">#37</text:p>
      <text:p text:style-name="P22">أَكَمْوَمْبِيَ مْوَنَنْڠُ</text:p>
      <text:p text:style-name="P22">أُتَكَپٗ رَضِ يَنْڠُ</text:p>
      <text:p text:style-name="P22">نِ هَيَ مَنٖنٗ يَنْڠُ</text:p>
      <text:p text:style-name="P22"><text:span text:style-name="T26">يُ</text:span>وَ أُكِيَسِكِيَ</text:p>
      <text:p text:style-name="P22"/>
      <text:p text:style-name="P57">#38</text:p>
      <text:p text:style-name="P22">كُتٗكَ كْوَكٖ فَتُمَ</text:p>
      <text:p text:style-name="P22">يَلٖ أَكَيَسُكُمَ</text:p>
      <text:p text:style-name="P22">كِشَ كَڤُٹَ كَلِمَ</text:p>
      <text:p text:style-name="P22"><text:soft-page-break/>بَبَكٖ أَكَمْوَمْبِيَ</text:p>
      <text:p text:style-name="P22"/>
      <text:p text:style-name="P57">#39</text:p>
      <text:p text:style-name="P22">أَكَمْوَمْبِيَ بَبَنْڠُ</text:p>
      <text:p text:style-name="P22">ٹُنَنِ نَ مُمٖ وَنْڠُ</text:p>
      <text:p text:style-name="P22">كَبِسَ مَؤٗڤُ يَنْڠُ</text:p>
      <text:p text:style-name="P22">سِ مْوٖنْيٖ كُ<text:span text:style-name="T27">پٖ</text:span>نْدٖلٖيَ</text:p>
      <text:p text:style-name="P22"/>
      <text:p text:style-name="P57">#40</text:p>
      <text:p text:style-name="P22">نَ مْٹُ أَلٗنِغُرِ</text:p>
      <text:p text:style-name="P22">سَسَ نِمٖفِكِرِ</text:p>
      <text:p text:style-name="P22">هَٹُ<text:span text:style-name="T27">پٖ</text:span>نْدٖلٖئِ خٖيْرِ</text:p>
      <text:p text:style-name="P22">هَوٖزِ كُٹْوَنْڠَلِيَ</text:p>
      <text:p text:style-name="P22"/>
      <text:p text:style-name="P57">#41</text:p>
      <text:p text:style-name="P22">تٖنَ هُضُمُ مٗيٗنِ</text:p>
      <text:p text:style-name="P22">مْٹُيٖ نِ شَيْطَانِ</text:p>
      <text:p text:style-name="P22"><text:soft-page-break/>مْلَنِوَ مَلْعُوْنِ</text:p>
      <text:p text:style-name="P22">نِيَه مْبٗڤُ كُنِٹِيَ</text:p>
      <text:p text:style-name="P22"/>
      <text:p text:style-name="P57">#42</text:p>
      <text:p text:style-name="P23">هَيَ نِمٖيَ<text:span text:style-name="T27">خِ</text:span>تِمُ</text:p>
      <text:p text:style-name="P23">نَ مٖنْڠِنٖ تهَنُظُمُ</text:p>
      <text:p text:style-name="P23">جَمِيْعِ مُيَفَهَمُ</text:p>
      <text:p text:style-name="P23">نِمٖ<text:span text:style-name="T27">پٖ</text:span>نْدَ كُوَمْبِيَ</text:p>
      <text:p text:style-name="P23"/>
      <text:p text:style-name="P57">#43</text:p>
      <text:p text:style-name="P24">فَهَمُنِ وَؤُنْڠْوَنَ</text:p>
      <text:p text:style-name="P24">يٖؤٗ نِوَپٖ مَعَنَ</text:p>
      <text:p text:style-name="P24">پٖٹٖ يَنْڠُ ي<text:span text:style-name="T27">َ</text:span> عَيْنَ</text:p>
      <text:p text:style-name="P24">حُجَ نَلٗئِوَتِيَ</text:p>
      <text:p text:style-name="P24"/>
      <text:p text:style-name="P57">#44</text:p>
      <text:p text:style-name="P24">نَلِئِوَتَ قَصِدِ</text:p>
      <text:p text:style-name="P24"><text:soft-page-break/>سِ مَهَبَ كُنِزِدِ</text:p>
      <text:p text:style-name="P24">مَرَ هُزَءَ <text:span text:style-name="T9">وَلِدِ</text:span></text:p>
      <text:p text:style-name="P25">أَصِلِ إِكَپٗت<text:span text:style-name="T28">ٖ</text:span>يَ</text:p>
      <text:p text:style-name="P25"/>
      <text:p text:style-name="P57">#45</text:p>
      <text:p text:style-name="P26">بَسِ نَلٗيَفِكِرِ</text:p>
      <text:p text:style-name="P27">نْدِيٗ يٗتٖ يَلٗجِرِ</text:p>
      <text:p text:style-name="P27">أَكَزَوَ جَعْفَرِ</text:p>
      <text:p text:style-name="P27">وَ مَوْلَانَا عَلِيَ</text:p>
      <text:p text:style-name="P27"/>
      <text:p text:style-name="P57">#46</text:p>
      <text:p text:style-name="P28">أَكَئِسِنْڠَ كِجَنَ</text:p>
      <text:p text:style-name="P28">نَ بَبَكٖ وَكِفَنَ</text:p>
      <text:p text:style-name="P28">كُلَ أَلٗكِمُؤٗنَ</text:p>
      <text:p text:style-name="P28">صُوْرَ زَلِكِمْوَمْبِيَ</text:p>
      <text:p text:style-name="P28"/>
      <text:p text:style-name="P57">#47</text:p>
      <text:p text:style-name="P28"><text:soft-page-break/>وَٹُ وَلِكِنُكُرِ</text:p>
      <text:p text:style-name="P28">عَلِى هَنَ هَبَرِ</text:p>
      <text:p text:style-name="P28">هَتَ مْمٗيَ كْوَ سِرِ</text:p>
      <text:p text:style-name="P28">أَكَفِكَ كُمْوَمْبِيَ</text:p>
      <text:p text:style-name="P28"/>
      <text:p text:style-name="P57">#48</text:p>
      <text:p text:style-name="P29">أَلِپٗپٖنْدَ مَنَانِ</text:p>
      <text:p text:style-name="P29">كَمُؤٗنَ مُعَيَنِ</text:p>
      <text:p text:style-name="P29">كُنَ كِسِمَ مْوِٹُنِ</text:p>
      <text:p text:style-name="P29">أَكٖنْدَ كُچَنْڠَلِيَ</text:p>
      <text:p text:style-name="P29"/>
      <text:p text:style-name="P57">#49</text:p>
      <text:p text:style-name="P29">نَاءٖ أَكٖنْدَ كْوَ شَكَ</text:p>
      <text:p text:style-name="P29">مَاءِ أَسِپٗيَتَكَ</text:p>
      <text:p text:style-name="P29">نَاءٖ أَلِكِفُنِكَ</text:p>
      <text:p text:style-name="P29">كِوَزِ أَكِچٖنْدٖيَ</text:p>
      <text:p text:style-name="P29"/>
      <text:p text:style-name="P57"><text:soft-page-break/>#50</text:p>
      <text:p text:style-name="P29">هَپٗ ع<text:span text:style-name="T10">َ</text:span>لِى حَيْدَرِ</text:p>
      <text:p text:style-name="P29">كِوَزَ نَ كُفِكِرِ</text:p>
      <text:p text:style-name="P29">وَمٖكُيَ مَكَفِرِ</text:p>
      <text:p text:style-name="P29">يٖؤٗ كُنِفُنُلِيَ</text:p>
      <text:p text:style-name="P29"/>
      <text:p text:style-name="P57">#51</text:p>
      <text:p text:style-name="P29">كِشَ أَكَتَمْكَ</text:p>
      <text:p text:style-name="P29">نَ يٖؤٗ تهَكِفُنِكَ</text:p>
      <text:p text:style-name="P29">سِنَ ب<text:span text:style-name="T62">ُ</text:span>دِ تهَمْشِكَ</text:p>
      <text:p text:style-name="P29">مْٹُيٖ أَمٖزٗوٖيَ</text:p>
      <text:p text:style-name="P29"/>
      <text:p text:style-name="P57">#52</text:p>
      <text:p text:style-name="P30">أَچٗنْدٗكَ هُكُ نْيُمَ</text:p>
      <text:p text:style-name="P30">جَعْفَرِ كَئٖڠٖمَ</text:p>
      <text:p text:style-name="P30">لِلٖ <text:span text:style-name="T29">بَ</text:span>اءٗ كَسُكُمَ</text:p>
      <text:p text:style-name="P30">مْبَلِ أَكَلَتِلِيَ</text:p>
      <text:p text:style-name="P30"><text:soft-page-break/></text:p>
      <text:p text:style-name="P33">#53</text:p>
      <text:p text:style-name="P31">مْبُزِ وَكَنْوَ كْوَ هِمَ</text:p>
      <text:p text:style-name="P31">جَعْفَرِ أُكَلِكٗ نْيُمَ</text:p>
      <text:p text:style-name="P31">كِشَ نَاءٖ كَئٖڠٖمَ</text:p>
      <text:p text:style-name="P31">ع<text:span text:style-name="T10">َ</text:span>لِيْ هُمْوَنْڠَلِيَ</text:p>
      <text:p text:style-name="P32"/>
      <text:p text:style-name="P36">#54</text:p>
      <text:p text:style-name="P36">أَ<text:span text:style-name="T29">چٖ</text:span>ڠٖمَ ك<text:span text:style-name="T29">َ</text:span>رَدِدِ</text:p>
      <text:p text:style-name="P36">ٹُتَ<text:span text:style-name="T29">شِ</text:span>نْدَنَ قَصِدِ</text:p>
      <text:p text:style-name="P36">كْوَندَ يٖؤٗ أَكِرُدِ</text:p>
      <text:p text:style-name="P36">هَلِدِرِكِ أَكِيَ</text:p>
      <text:p text:style-name="P36"/>
      <text:p text:style-name="P36">#55</text:p>
      <text:p text:style-name="P36">چَمْبَ هُفَنْيَ نِ بِرِ</text:p>
      <text:p text:style-name="P36">أَيَپٗ أَتَنِكِرِ</text:p>
      <text:p text:style-name="P36">هِلِ لِپٖٹٖ بَنْدَرِ</text:p>
      <text:p text:style-name="P36"><text:soft-page-break/>نْڠٗٹ<text:span text:style-name="T48">َ</text:span> تهَمْفِنِكِيَ</text:p>
      <text:p text:style-name="P36"/>
      <text:p text:style-name="P36">#56</text:p>
      <text:p text:style-name="P36">مَاءِ كَٹِكَ كُٹٖكَ</text:p>
      <text:p text:style-name="P36">نَ عَلِى أَكَتٗكَ</text:p>
      <text:p text:style-name="P36">مْكٗنٗ أَكَمْ<text:span text:style-name="T29">شِ</text:span>كَ</text:p>
      <text:p text:style-name="P36">جَعْفَرِ كَمْوَمْبِيَ</text:p>
      <text:p text:style-name="P36"/>
      <text:p text:style-name="P36">#57</text:p>
      <text:p text:style-name="P37">وٖوٖ هُنِشِكِيَنِ</text:p>
      <text:p text:style-name="P37">مِمِ سِكُچِ سِنَنِ</text:p>
      <text:p text:style-name="P37">هَتَ أُكِوَ نِ جِنِ</text:p>
      <text:p text:style-name="P37">نَيُوَ كُكُسٗمٖيَ</text:p>
      <text:p text:style-name="P37"/>
      <text:p text:style-name="P37">#58</text:p>
      <text:p text:style-name="P37">هَيَ نِمٖزٗفَسِرِ</text:p>
      <text:p text:style-name="P37">سِكُيَنٖنَ كْوَ سِرِ</text:p>
      <text:p text:style-name="P37"><text:soft-page-break/>أُكِتَكَ أَظْهَرِ</text:p>
      <text:p text:style-name="P37">نَ زَيْدِ تهَكْوَمْبِيَ</text:p>
      <text:p text:style-name="P37"/>
      <text:p text:style-name="P37">#59</text:p>
      <text:p text:style-name="P38">كَمْ<text:span text:style-name="T29">ڤُ</text:span>ٹِيَ كْوَ مْبَلِ</text:p>
      <text:p text:style-name="P38">وَكَوَنَ سَاءَ مْبِلِ</text:p>
      <text:p text:style-name="P38">كِشَ كَ<text:span text:style-name="T30">ڤُ</text:span>ٹَ قَوْلِ</text:p>
      <text:p text:style-name="P38">جَعْفَرِ كَمْوَمْبِيَ</text:p>
      <text:p text:style-name="P38"/>
      <text:p text:style-name="P39">#60</text:p>
      <text:p text:style-name="P39">كَمْوَمْبِيَ مْبَئِنِ</text:p>
      <text:p text:style-name="P39">مْوَنَ آدَمُ نْ نَنِ</text:p>
      <text:p text:style-name="P39">بَبَ هَكٗ دُنِيَنِ</text:p>
      <text:p text:style-name="P39">نْدِپٗ أُكَنِؤٗنٖيَ</text:p>
      <text:p text:style-name="P39"/>
      <text:p text:style-name="P39">#61</text:p>
      <text:p text:style-name="P39">كَمُؤ<text:span text:style-name="T30">ُ</text:span>زَ هُنٖنَنِ</text:p>
      <text:p text:style-name="P39"><text:soft-page-break/>وٖوٖ بَبَكٗ نِ نَنِ</text:p>
      <text:p text:style-name="P39">كَمْبَ نِ پٖٹٖ چَنْدَنِ</text:p>
      <text:p text:style-name="P39">عَلِى كَيَنْڠَلِيَ</text:p>
      <text:p text:style-name="P39"/>
      <text:p text:style-name="P39">#62</text:p>
      <text:p text:style-name="P39">پٖٹٖ كُئِيٗنَ كْوَكٖ</text:p>
      <text:p text:style-name="P39">كِسٗمَ نَ جِنَ لَكٖ</text:p>
      <text:p text:style-name="P39">أَرُدِ أَسِكِتِكٖ</text:p>
      <text:p text:style-name="P39">نَ مَيُتٗ كُمْنْڠِيَ</text:p>
      <text:p text:style-name="P39"/>
      <text:p text:style-name="P39">#63</text:p>
      <text:p text:style-name="P39">كِشَ هَپٗ أَمْوَمْبِئٖ</text:p>
      <text:p text:style-name="P39">سِنْڠَلِكُپِجِئٖ</text:p>
      <text:p text:style-name="P39">إِنَ لَكٗ هُئِٹْوَيٖ</text:p>
      <text:p text:style-name="P39">بَبَكٗ نْدِيٖ عَلِيَ</text:p>
      <text:p text:style-name="P39"/>
      <text:p text:style-name="P39">#64</text:p>
      <text:p text:style-name="P39"><text:soft-page-break/>نِنْڠَلِپٗتٖزَ دَمُ</text:p>
      <text:p text:style-name="P39">كَمَ سِكُكُفَهَمُ</text:p>
      <text:p text:style-name="P39">أَكِشَ كَتَكَلَمُ</text:p>
      <text:p text:style-name="P39">جَعْفَرِ كَمْوَمْبِيَ</text:p>
      <text:p text:style-name="P39"/>
      <text:p text:style-name="P39">#65</text:p>
      <text:p text:style-name="P39">وٖوٖ مْٹُ هُمُؤٗنَ</text:p>
      <text:p text:style-name="P39">هُمُؤُزِ لَكٖ إِنَ</text:p>
      <text:p text:style-name="P39">هُجِؤٗنَ أُجَڠِنَ</text:p>
      <text:p text:style-name="P39">أُلِؤٗنَ تهَك<text:span text:style-name="T63">ِ</text:span>مْبِيَ</text:p>
      <text:p text:style-name="P39"/>
      <text:p text:style-name="P39">#66</text:p>
      <text:p text:style-name="P40">كْوَنْزَ نِپَ پٖٹٖ يَنْڠُ</text:p>
      <text:p text:style-name="P40">إِنُكَ إٖوٖ بَبَنْڠُ</text:p>
      <text:p text:style-name="P40">هُنْڠَلِوٖز<text:span text:style-name="T64">َ</text:span> مَتُنْڠُ</text:p>
      <text:p text:style-name="P40">مْوِلِنِ كُنِٹِيَ</text:p>
      <text:p text:style-name="P40"/>
      <text:p text:style-name="P40"><text:soft-page-break/>#67</text:p>
      <text:p text:style-name="P40">أَكَمْوَمْبِيَ مَمَكٖ</text:p>
      <text:p text:style-name="P40">نَمُيُوَ سُرَ زَكٖ</text:p>
      <text:p text:style-name="P40">نَاءٖ هَپٗ أَتَمْكٖ</text:p>
      <text:p text:style-name="P40">إِنَ لَكٖ أَمْوَمْبِيٖ</text:p>
      <text:p text:style-name="P40"/>
      <text:p text:style-name="P40">#68</text:p>
      <text:p text:style-name="P40">كِمْوَمْبِيَ كَفَسِرِ</text:p>
      <text:p text:style-name="P40">مِمِ هُئِٹْوَ جَعْفَرِ</text:p>
      <text:p text:style-name="P40">وَ عَلِيْ حَيْدَرِ</text:p>
      <text:p text:style-name="P40">نَ مْوَكَ نِ وَ تِسِيَ</text:p>
      <text:p text:style-name="P40"/>
      <text:p text:style-name="P40">#69</text:p>
      <text:p text:style-name="P40">وَتٗوٖ مْبُزِ مْوِٹُنِ</text:p>
      <text:p text:style-name="P40">نَ أُوَپٖكٖ <text:span text:style-name="T65">نْ</text:span>دِيَنِ</text:p>
      <text:p text:style-name="P40">ٹْوٖنٖنْدٖ <text:span text:style-name="T11">زٖٹُ مُئِنِ</text:span></text:p>
      <text:p text:style-name="P41">جَعْفَرِ كَمْوَمْبِيَ</text:p>
      <text:p text:style-name="P41"><text:soft-page-break/></text:p>
      <text:p text:style-name="P41">#70</text:p>
      <text:p text:style-name="P41">كَمْ<text:span text:style-name="T30">وَ</text:span>مْبِيَ نٖنْدَ زَنْڠُ</text:p>
      <text:p text:style-name="P41">نِنَ نَ مْوَلِمُ وَنْڠُ</text:p>
      <text:p text:style-name="P41">نِمُوَڠٖ نَ مَمَنْڠُ</text:p>
      <text:p text:style-name="P41">كِشَ كٖشٗ نِتَكُيَ</text:p>
      <text:p text:style-name="P41"/>
      <text:p text:style-name="P41">#71</text:p>
      <text:p text:style-name="P41">كٖشٗ كُكِپَمْبَؤُكَ</text:p>
      <text:p text:style-name="P41">نَ مَپِمَ <text:span text:style-name="T66">تَ</text:span>ئِنُكَ</text:p>
      <text:p text:style-name="P41">سَاءَ مٗيَ إِكِفِكَ</text:p>
      <text:p text:style-name="P41">بَبَ <text:span text:style-name="T67">تَ</text:span>كُوَصِلِيَ</text:p>
      <text:p text:style-name="P41"/>
      <text:p text:style-name="P41">#72</text:p>
      <text:p text:style-name="P41">أَكَمْطِبُ قَوْلِ</text:p>
      <text:p text:style-name="P41">أُيَپٗ نْدِيَ يَ مْبَلِ</text:p>
      <text:p text:style-name="P41">يَ مَكَه نِ يَ كُ<text:span text:style-name="T30">ڤُ</text:span>لِ</text:p>
      <text:p text:style-name="P41"><text:soft-page-break/>أُسِتَكٖ كُپٗتٖيَ</text:p>
      <text:p text:style-name="P41"/>
      <text:p text:style-name="P41">#73</text:p>
      <text:p text:style-name="P41">ك<text:span text:style-name="T30">َ</text:span>مْرُدِشِيَ تَمْكٗ</text:p>
      <text:p text:style-name="P41"><text:span text:style-name="T30">بَ</text:span>سِ هَيَ نٖنْدَ زَكٗ</text:p>
      <text:p text:style-name="P41">مْوَلِمُ نَ مَمَكٗ</text:p>
      <text:p text:style-name="P41">نَ نْدُزٗ نِسَلِمِيَ</text:p>
      <text:p text:style-name="P41"/>
      <text:p text:style-name="P41">#74</text:p>
      <text:p text:style-name="P41">نَاءٖ مْوَنَ وَ نَسَبَ</text:p>
      <text:p text:style-name="P41">كَمْوَمْبِيَ مَرْحَبَا</text:p>
      <text:p text:style-name="P41">نَمِ <text:span text:style-name="T69">هُ</text:span>كٗ أَقْرَبَ</text:p>
      <text:p text:style-name="P41">أُ<text:span text:style-name="T68">چٖ</text:span>نْدَ نِسَلِمِيَ</text:p>
      <text:p text:style-name="P41"/>
      <text:p text:style-name="P41">#75</text:p>
      <text:p text:style-name="P42">سَلَامُ أَبُوْ بَكَرِ</text:p>
      <text:p text:style-name="P42">أَزْوَاجِ نَ ذُرِيَ</text:p>
      <text:p text:style-name="P42"><text:soft-page-break/>سُزَاءٗ نَ إِظْهَارِ</text:p>
      <text:p text:style-name="P42">هَؤٗ نَوَفَهَمِيَ</text:p>
      <text:p text:style-name="P42"/>
      <text:p text:style-name="P42">#76</text:p>
      <text:p text:style-name="P43"><text:span text:style-name="T30">بَ</text:span>سِ هَپٗ جَعْفَرِ</text:p>
      <text:p text:style-name="P43">أَكَمْوَمْبِيَ كْوَ هٖرِ</text:p>
      <text:p text:style-name="P43">نَ عَلِى حَيْدَرِ</text:p>
      <text:p text:style-name="P43">مْنْڠُ أَكَمُؤٗمْبٖيَ</text:p>
      <text:p text:style-name="P43"/>
      <text:p text:style-name="P43">#77</text:p>
      <text:p text:style-name="P43">مُئِنِ كُنْڠِيَ كْوَكٖ</text:p>
      <text:p text:style-name="P43">كٖنْدَ كْوَ مْوَلِمُ وَكٖ</text:p>
      <text:p text:style-name="P43">كَمْپَ هَبَرِ زَكٖ</text:p>
      <text:p text:style-name="P43">كْوَءٗ هَيَسِكِلِيَ</text:p>
      <text:p text:style-name="P43"/>
      <text:p text:style-name="P44">#78</text:p>
      <text:p text:style-name="P44">أَكِشَ كُيَنُظُم<text:span text:style-name="T30">ُ</text:span></text:p>
      <text:p text:style-name="P44"><text:soft-page-break/>أَكَلِيَ مُعَلِمُ</text:p>
      <text:p text:style-name="P44">كَمبَ وَنِٹِيَ هَمُ</text:p>
      <text:p text:style-name="P44">هَ<text:span text:style-name="T30">يٗ</text:span> أُمٖزٗنَمْبِيَ</text:p>
      <text:p text:style-name="P44"/>
      <text:p text:style-name="P44">#79</text:p>
      <text:p text:style-name="P44">وَنِٹِيَ سِكِتِكٗ</text:p>
      <text:p text:style-name="P44">نَ وِنْڠِ وَ مَؤُذِكٗ</text:p>
      <text:p text:style-name="P44">وَلَ نَ هُكٗ وٖنْدَكٗ</text:p>
      <text:p text:style-name="P44">سِوٖزِ كُكُزِوِيَ</text:p>
      <text:p text:style-name="P44"/>
      <text:p text:style-name="P44">#80</text:p>
      <text:p text:style-name="P44"><text:span text:style-name="T12">سِ</text:span> رَحِمُ كُئٖنْدَنِ</text:p>
      <text:p text:style-name="P44">نَ هُكٗ أُ حَلِ ڠَنِ</text:p>
      <text:p text:style-name="P44">نَاءٖ بَبَكٗ زِٹَنِ</text:p>
      <text:p text:style-name="P44">نْدِيٖ وَ كُٹَنْڠُلِيَ</text:p>
      <text:p text:style-name="P44"/>
      <text:p text:style-name="P44">#81</text:p>
      <text:p text:style-name="P44"><text:soft-page-break/>نَ كُكِكِنْدَ سِتَكِ</text:p>
      <text:p text:style-name="P44">كْوَنِ نَيُوَ نِ هَكِ</text:p>
      <text:p text:style-name="P44">نِ رَضِ أَل<text:span text:style-name="T30">ْ</text:span>فُ لَكِ</text:p>
      <text:p text:style-name="P44">نَ زَيْدِ كِكْوٖٹٖيَ</text:p>
      <text:p text:style-name="P44"/>
      <text:p text:style-name="P44">#82</text:p>
      <text:p text:style-name="P44">أَكَمْوَمْبِيَ مْوَلِمُ</text:p>
      <text:p text:style-name="P44">مَمَكٗ أَيَفَهَمُ</text:p>
      <text:p text:style-name="P44">كَمْجِبِشَ كَلِمُ</text:p>
      <text:p text:style-name="P44">كْوَكٖ سِيَسِكِلِيَ</text:p>
      <text:p text:style-name="P44"/>
      <text:p text:style-name="P44">#83</text:p>
      <text:p text:style-name="P44">كَ<text:span text:style-name="T31">مْ</text:span>وَمْبِيَ إٖنْدَ زَكٗ</text:p>
      <text:p text:style-name="P44">أُكَمُؤُلِز<text:span text:style-name="T31">ٖ</text:span> مَمَكٗ</text:p>
      <text:p text:style-name="P44">أُسِكِزٖ مَتَمْكٗ</text:p>
      <text:p text:style-name="P44">نَاءٖ تَكَلٗكْوَمْبِيَ</text:p>
      <text:p text:style-name="P44"/>
      <text:p text:style-name="P44"><text:soft-page-break/>#84</text:p>
      <text:p text:style-name="P45">َكِشَ هِيٗ كَلِمَ</text:p>
      <text:p text:style-name="P45">هَپٗ نْدِيَ كَيَنْدَمَ</text:p>
      <text:p text:style-name="P45">مٗيٗ أُنَ هَلِمَمَ</text:p>
      <text:p text:style-name="P45">كْوَ مَمَكٖ أَكِنْڠِيَ</text:p>
      <text:p text:style-name="P45"/>
      <text:p text:style-name="P45">#85</text:p>
      <text:p text:style-name="P45">كِنْڠِيَ كَوٖكَ كِبُ</text:p>
      <text:p text:style-name="P45">ك<text:span text:style-name="T31">ْ</text:span>وَ أُپٗل<text:span text:style-name="T31">ٖ</text:span> نَ تَرَتِبُ</text:p>
      <text:p text:style-name="P45">مَمَكٖ كَتَعَجَبُ</text:p>
      <text:p text:style-name="P45">جَعْفَرِ أَكَمْوَمْبِيَ</text:p>
      <text:p text:style-name="P45"/>
      <text:p text:style-name="P45">#86</text:p>
      <text:p text:style-name="P45">كَمْبَ سِوٖ جَعْفَرِ</text:p>
      <text:p text:style-name="P45">وَٹُؤٗنٖشَ جَوْرِ</text:p>
      <text:p text:style-name="P45">هُنْڠِيَ كَمَ كْوَ سِرِ</text:p>
      <text:p text:style-name="P45">مْٹُ أَمٖزٗكِمْبِيَ</text:p>
      <text:p text:style-name="P45"><text:soft-page-break/></text:p>
      <text:p text:style-name="P45">#87</text:p>
      <text:p text:style-name="P45">نَاصِرِ نِ نْدُڠُ يَكٖ</text:p>
      <text:p text:style-name="P45">پَپٗ هَپٗ أَتَمْكٖ</text:p>
      <text:p text:style-name="P45">عَيْنِ يَ مَ<text:span text:style-name="T31">تٗ</text:span> يَكٖ</text:p>
      <text:p text:style-name="P45">هَتَكِ كُٹْوَنْڠَلِيَ</text:p>
      <text:p text:style-name="P45"/>
      <text:p text:style-name="P45">#88</text:p>
      <text:p text:style-name="P45">إٖوٖ م<text:span text:style-name="T31">َمَ</text:span> سِؤُذِكٖ</text:p>
      <text:p text:style-name="P45">تَكْوَمْبِيَ حُجَ يَكٖ</text:p>
      <text:p text:style-name="P45">يٖؤٗ أُنَ مْبُزِ وَكٖ</text:p>
      <text:p text:style-name="P45">وَوِلِ وَمٖپٗتٖيَ</text:p>
      <text:p text:style-name="P45"/>
      <text:p text:style-name="P45">#89</text:p>
      <text:p text:style-name="P45">وَمٖتٗكَ صَفُنِ</text:p>
      <text:p text:style-name="P45">مٖوَتَنْڠَ هَوَؤٗنِ</text:p>
      <text:p text:style-name="P45">كِشَ أَتٗكَ مْوِٹُنِ</text:p>
      <text:p text:style-name="P45"><text:soft-page-break/>يُوَ نِ كَلِ لَ نْدِيَ</text:p>
      <text:p text:style-name="P45"/>
      <text:p text:style-name="P46">#90</text:p>
      <text:p text:style-name="P46">كَئِنُكَ جَعْفَرِ</text:p>
      <text:p text:style-name="P46">أَكَمْپِجَ نَاصِرِ</text:p>
      <text:p text:style-name="P46">زِتَكُتٗك<text:span text:style-name="T31">َ</text:span> جٖؤُرِ</text:p>
      <text:p text:style-name="P46">يٖؤٗ نِكِكْوَنْڠَلِيَ</text:p>
      <text:p text:style-name="P46"/>
      <text:p text:style-name="P46">#91</text:p>
      <text:p text:style-name="P46">هَپٗ مَمَ أَسِكِرِ</text:p>
      <text:p text:style-name="P46">كَمْشِكَ جَعْفَرِ</text:p>
      <text:p text:style-name="P46">إِوَپٗ نِ مِيْ نَاصِرِ</text:p>
      <text:p text:style-name="P46">هَپٗ سِنْڠٖلِكِمْبِيَ</text:p>
      <text:p text:style-name="P46"/>
      <text:p text:style-name="P46">#92</text:p>
      <text:p text:style-name="P46">نَاصِرِ نِ نْدُڠُ يَكٗ</text:p>
      <text:p text:style-name="P46">مْوَنَنْڠُ مْٹٗٹٗ وَكٗ</text:p>
      <text:p text:style-name="P46"><text:soft-page-break/>كِشَ نِ عَوْنِ <text:span text:style-name="T31">يَ</text:span>كٗ</text:p>
      <text:p text:style-name="P46">وَتَ كُمْٹَنْڠُلِيَ</text:p>
      <text:p text:style-name="P46"/>
      <text:p text:style-name="P46">#93</text:p>
      <text:p text:style-name="P46">أَلِئِنَمِيَ تِنِ</text:p>
      <text:p text:style-name="P46">أَكِؤُلِزْوَ هَنٖنِ</text:p>
      <text:p text:style-name="P46">يَمٖكُپَٹَ مْوٖنْدَنِ</text:p>
      <text:p text:style-name="P46">هَيَ نِمٖزٗكْوَمْبِيَ</text:p>
      <text:p text:style-name="P46"/>
      <text:p text:style-name="P46">#94</text:p>
      <text:p text:style-name="P46">هَپٗ مَمَكٖ أَجِبُ</text:p>
      <text:p text:style-name="P46">نَاصِرِ هُت<text:span text:style-name="T31">َ</text:span>أَدَبُ</text:p>
      <text:p text:style-name="P46">كِوَ وٖوٖ نِ هَرَبُ</text:p>
      <text:p text:style-name="P46">نَمِ نَيُوَ طَبِيَ</text:p>
      <text:p text:style-name="P46"/>
      <text:p text:style-name="P46">#95</text:p>
      <text:p text:style-name="P46">نَتَكَ زَكٗ هَبَرِ</text:p>
      <text:p text:style-name="P46"><text:soft-page-break/>هَيَ نِپَ جَعْفَرِ</text:p>
      <text:p text:style-name="P46">أُسٗ أُسِمٖمٖ هَرِ</text:p>
      <text:p text:style-name="P46">صُوْرَ زِمٖكُپٗتٖيَ</text:p>
      <text:p text:style-name="P46"/>
      <text:p text:style-name="P47">#96</text:p>
      <text:p text:style-name="P47">جَعْفَرِ أَكَبَئِنِ</text:p>
      <text:p text:style-name="P47">وَتَكَ هَبَرِ ڠَنِ</text:p>
      <text:p text:style-name="P47">نِكْوَمْبِي<text:span text:style-name="T32">ٖ</text:span> لُغ<text:span text:style-name="T32">َ</text:span> ڠَنِ</text:p>
      <text:p text:style-name="P47">كْوَكٗ إِوٖ ن<text:span text:style-name="T32">ِ</text:span> پِيَ</text:p>
      <text:p text:style-name="P47"/>
      <text:p text:style-name="P47">#97</text:p>
      <text:p text:style-name="P47">كِكْوَمْبِيَ كِعَرَبُ</text:p>
      <text:p text:style-name="P47">نَيُوَ أُتَنِجِبُ</text:p>
      <text:p text:style-name="P47">تٖنَ نَؤٗنَ عَجَبُ</text:p>
      <text:p text:style-name="P47">مِمِ مْوٖنْيٖوٖ كُكْوَمْبِيَ</text:p>
      <text:p text:style-name="P47"/>
      <text:p text:style-name="P47">#98</text:p>
      <text:p text:style-name="P47"><text:soft-page-break/>كِكُؤُلِزَ أَلِكٗ</text:p>
      <text:p text:style-name="P47">بَبَ هُنَمْبِيَ هَكٗ</text:p>
      <text:p text:style-name="P47"><text:span text:style-name="T32">تَ</text:span>نْڠُ نِنَ مِمْبَ يَكٗ</text:p>
      <text:p text:style-name="P47">أَلِفَرِكِ دُنِيَ</text:p>
      <text:p text:style-name="P47"/>
      <text:p text:style-name="P47">#99</text:p>
      <text:p text:style-name="P47">كِكْوَمْبِيَ يُمُئِنِ</text:p>
      <text:p text:style-name="P47">أُتَڠٖؤُزَ مَنْڠِنٖ</text:p>
      <text:p text:style-name="P47">أُتَنَمْبِيَ وَفٖنٖ</text:p>
      <text:p text:style-name="P47">خٖيْرِ كُئِنْيَمَزِيَ</text:p>
      <text:p text:style-name="P47"/>
      <text:p text:style-name="P47">#100</text:p>
      <text:p text:style-name="P47">وٖوٖ هُيَوَ فَرِسِ</text:p>
      <text:p text:style-name="P47">وَلَ مَكَه هُكُئِسِ</text:p>
      <text:p text:style-name="P47">وٖنْدٖلٖپِ مَجْلِسِ</text:p>
      <text:p text:style-name="P47">أُكَمُؤٗنَ عَلِيَ</text:p>
      <text:p text:style-name="P47"/>
      <text:p text:style-name="P47"><text:soft-page-break/>#101</text:p>
      <text:p text:style-name="P47">جَعْفَرِ كَبَئِنِ</text:p>
      <text:p text:style-name="P47">ٹُمٖؤٗنَنَ مْوِٹُنِ</text:p>
      <text:p text:style-name="P47">صِفَ زَكٖ مُعَيَنِ</text:p>
      <text:p text:style-name="P47">أُكِتَكَ <text:span text:style-name="T70">تَ</text:span>كْوَمْبِيَ</text:p>
      <text:p text:style-name="P47"/>
      <text:p text:style-name="P47">#102</text:p>
      <text:p text:style-name="P47">نِسِكِزَ نِرَدِدِ</text:p>
      <text:p text:style-name="P47">كِوَ سِيٗ أُنِرُدِ</text:p>
      <text:p text:style-name="P47">كِمٗ چَكٖ هَكِزِدِ</text:p>
      <text:p text:style-name="P47">كَمَ چَنْڠُ أَنْڠَلِيَ</text:p>
      <text:p text:style-name="P47"/>
      <text:p text:style-name="P47">#103</text:p>
      <text:p text:style-name="P47">نَ لَ پِلِ نِبَئِنِ</text:p>
      <text:p text:style-name="P47">نْيٖيْ زَكٖ زَ كِتْوَنِ</text:p>
      <text:p text:style-name="P47"><text:span text:style-name="T32">هَ</text:span>كُمٖيَ أُپَآنِ</text:p>
      <text:p text:style-name="P47">نَ كَمَ سِيٗ نَمْبِيَ</text:p>
      <text:p text:style-name="P47"><text:soft-page-break/></text:p>
      <text:p text:style-name="P47">#104</text:p>
      <text:p text:style-name="P47">نَ يَ ٹَاٹُ أُفَهَمُ</text:p>
      <text:p text:style-name="P47">أُنَ ٹُنْدُ يَ كُزِمُ</text:p>
      <text:p text:style-name="P47">صِفَ زَكٖ زٖمٖ<text:span text:style-name="T33">تِ</text:span>مُ</text:p>
      <text:p text:style-name="P47">ن<text:span text:style-name="T33">ِ</text:span> هِزٗ نِمٖكْوَمْبِيَ</text:p>
      <text:p text:style-name="P47"/>
      <text:p text:style-name="P47">#105</text:p>
      <text:p text:style-name="P47">نِ <text:span text:style-name="T33">رَ</text:span>عُوفُ وَ مَنٖنٗ</text:p>
      <text:p text:style-name="P47">كِشَ نِ جَڠِنَ مْنٗ</text:p>
      <text:p text:style-name="P47">نَ أُكِتَكَ مْفَنٗ</text:p>
      <text:p text:style-name="P47">هُنُ نِمٖكُپِجِ<text:span text:style-name="T71">يَ</text:span></text:p>
      <text:p text:style-name="P47"/>
      <text:p text:style-name="P48">#106</text:p>
      <text:p text:style-name="P48">هَيٗ أُنَمْبِزِيٖؤٗ</text:p>
      <text:p text:style-name="P48">نِ كْوٖلِ نْدِيٗ يَلِيٗ</text:p>
      <text:p text:style-name="P48">نِپَ جِنْسِ يَوٖءٖؤٗ</text:p>
      <text:p text:style-name="P48"><text:soft-page-break/>هَتَ كُمْفَهَمِيَ</text:p>
      <text:p text:style-name="P48"/>
      <text:p text:style-name="P48">#107</text:p>
      <text:p text:style-name="P48">تَكُپَ ٹَنْڠُ أَوَلِ</text:p>
      <text:p text:style-name="P48">هِكِ چَكَ نِ ثَقِلِ</text:p>
      <text:p text:style-name="P48">كِتَنْڠَ مَاءِ نِ غَالِ</text:p>
      <text:p text:style-name="P48">نِكَتَكَسَ نَ نْدِيَ</text:p>
      <text:p text:style-name="P48"/>
      <text:p text:style-name="P49">#108</text:p>
      <text:p text:style-name="P49">صَدِقِ يَنْڠُ قَوْلِ</text:p>
      <text:p text:style-name="P49">نِمٖتَنْڠَ بَرَ هِلِ</text:p>
      <text:p text:style-name="P49">مَاء<text:span text:style-name="T33">ِ</text:span> هَپَنَ مَهَلِ</text:p>
      <text:p text:style-name="P49">نِ خٖيْرِ كَئِرُدِيَ</text:p>
      <text:p text:style-name="P49"/>
      <text:p text:style-name="P49">#109</text:p>
      <text:p text:style-name="P49">هٖنْدَ هِوَزَ مٗيٗنِ</text:p>
      <text:p text:style-name="P49">نٖنٖنْدٖ جَنِبُ ڠَنِ</text:p>
      <text:p text:style-name="P49"><text:soft-page-break/>كُؤٗنَ وَٹُ وٖنْڠِنٖ</text:p>
      <text:p text:style-name="P49">وَٹَٹُ وٖنْدٖمٖ نْدِيَ</text:p>
      <text:p text:style-name="P49"/>
      <text:p text:style-name="P49">#110</text:p>
      <text:p text:style-name="P49">كَوَءٗنَ وَكٗ مْبَلِ</text:p>
      <text:p text:style-name="P49">ك<text:span text:style-name="T33">َ</text:span>نٖنَ <text:span text:style-name="T33">تَ</text:span>ئِمُهُلِ</text:p>
      <text:p text:style-name="P49">مَرَ نِكِوَصِلِ</text:p>
      <text:p text:style-name="P49">مَاء<text:span text:style-name="T33">ِ</text:span> وَ<text:span text:style-name="T33">تَ</text:span>ن<text:span text:style-name="T72">َ</text:span>مْبِيَ</text:p>
      <text:p text:style-name="P49"/>
      <text:p text:style-name="P49">#111</text:p>
      <text:p text:style-name="P49">پَنَ كِڤُلِ كِنْيٖسَ</text:p>
      <text:p text:style-name="P49">هَتَ نَاءٗ وَكَپِٹَ</text:p>
      <text:p text:style-name="P49">نِوَوٖنٖ وَكِنُسَ</text:p>
      <text:p text:style-name="P49">سَلَامُ كَوَپِسِيَ</text:p>
      <text:p text:style-name="P49"/>
      <text:p text:style-name="P49">#112 </text:p>
      <text:p text:style-name="P49">كَمْبَ مْوٖنْدَپِ مَتِتِ</text:p>
      <text:p text:style-name="P49"><text:soft-page-break/><text:span text:style-name="T33">هِ</text:span>كِ نِ كِپُنْڠُ كَٹِ</text:p>
      <text:p text:style-name="P49">هٖلَ نْدٗنِ مُكٖيْتِ</text:p>
      <text:p text:style-name="P49">لِپَٹٖ كُپِنْدُكِيَ</text:p>
      <text:p text:style-name="P49"/>
      <text:p text:style-name="P49">#113</text:p>
      <text:p text:style-name="P49">نَ هِلِ يُوَ سِ زُرِ</text:p>
      <text:p text:style-name="P49">كُلَنْدَمَ نِ خَطَرِ</text:p>
      <text:p text:style-name="P49">وَلَ زٖؤٗ سِ أَخِرِ</text:p>
      <text:p text:style-name="P49">كَمَ مُتَلِمَٹِيَ</text:p>
      <text:p text:style-name="P49"/>
      <text:p text:style-name="P49">#114</text:p>
      <text:p text:style-name="P49">وَكِسِكِيَ كَلِمَ</text:p>
      <text:p text:style-name="P49">وَكِزُنْڠُكِيَ نْيُمَ</text:p>
      <text:p text:style-name="P49">وَوِلِ وَكَسِمَمَ</text:p>
      <text:p text:style-name="P50">مْمٗيَ كَنِ<text:span text:style-name="T73">ئِ</text:span>لِيَ</text:p>
      <text:p text:style-name="P50"/>
      <text:p text:style-name="P50">#115</text:p>
      <text:p text:style-name="P50"><text:soft-page-break/>أَكِجَ أَكَبَئِنِ</text:p>
      <text:p text:style-name="P50">كَنِؤُزَ نْدِوٖ نَنِ</text:p>
      <text:p text:style-name="P50">أَوْ وَٹُتَكِيَنِ</text:p>
      <text:p text:style-name="P50">خَطَرِ كُٹُفِكِيَ</text:p>
      <text:p text:style-name="P50"/>
      <text:p text:style-name="P50">#116</text:p>
      <text:p text:style-name="P50">سِسِ هَٹُشِك<text:span text:style-name="T73">ِ</text:span> يَكٗ</text:p>
      <text:p text:style-name="P50">وَلَ سِ نْدُڠُ زَكٗ</text:p>
      <text:p text:style-name="P50">أُئٖٹَيٗ مَتَمْكٗ</text:p>
      <text:p text:style-name="P50">يَپٖسٖنِ كُٹْوَمْبِيَ</text:p>
      <text:p text:style-name="P50"/>
      <text:p text:style-name="P50">#117</text:p>
      <text:p text:style-name="P50">وٖوٖ نِ مْوَنَ آدَمُ</text:p>
      <text:p text:style-name="P50">نِ مْپٗتٖزَ قَوْمُ</text:p>
      <text:p text:style-name="P50">ٹْوَمْبِيٖ ٹُك<text:span text:style-name="T33">ُ</text:span>فَهَمُ</text:p>
      <text:p text:style-name="P50">كْوَنْدَ ٹُي<text:span text:style-name="T33">ُ</text:span>وٖ طَبِيَ</text:p>
      <text:p text:style-name="P50"/>
      <text:p text:style-name="P50"><text:soft-page-break/>#118</text:p>
      <text:p text:style-name="P50">كَوَجِبِشَ قَوْلِ</text:p>
      <text:p text:style-name="P50">نِ دِيْنِ يَكٖ رَسُوْلِ</text:p>
      <text:p text:style-name="P50">كِوَ وٖوٖ نِ جَ<text:span text:style-name="T33">هِ</text:span>لِ</text:p>
      <text:p text:style-name="P50">مْبٖلٖ زَنْڠُ نٗنْدٗكٖيَ</text:p>
      <text:p text:style-name="P50"/>
      <text:p text:style-name="P50">#119</text:p>
      <text:p text:style-name="P50">ك<text:span text:style-name="T33">َ</text:span>سِكِيَ هُفَسِرِ</text:p>
      <text:p text:style-name="P50">هُمْوِٹَ أَبُوْ بَكَرِ</text:p>
      <text:p text:style-name="P50">نْدٗوْ وٖوٖ نَ زُبَيْرِ</text:p>
      <text:p text:style-name="P50">وٗتٖ وَوِلِ وَكَيَ</text:p>
      <text:p text:style-name="P50"/>
      <text:p text:style-name="P50">#120</text:p>
      <text:p text:style-name="P50">وَكَيَ وَكَسِمَمَ</text:p>
      <text:p text:style-name="P50">أُسٗ وَك<text:span text:style-name="T74">َ</text:span>نِٹِزَمَ</text:p>
      <text:p text:style-name="P50">كَمْبَ مُكِمْفَهَمَ</text:p>
      <text:p text:style-name="P50">وَجْهِ وَكٖ نَبِيَ</text:p>
      <text:p text:style-name="P50"><text:soft-page-break/></text:p>
      <text:p text:style-name="P50">#121</text:p>
      <text:p text:style-name="P50">هُسِكِيَ هُنِجِبُ</text:p>
      <text:p text:style-name="P50">عَلِي بِنْ طَالِبُ</text:p>
      <text:p text:style-name="P50">مَمَ وَمٖتَعَجَبُ</text:p>
      <text:p text:style-name="P50">كْوَ وٗتٖ هُنَنْڠَلِيَ</text:p>
      <text:p text:style-name="P50"/>
      <text:p text:style-name="P50">#122</text:p>
      <text:p text:style-name="P50">هٗىٗ نِ أَبُوْ بَكَرِ</text:p>
      <text:p text:style-name="P50">نَ هٗيٗ هُئِٹْوَ زُبٖئْرِ</text:p>
      <text:p text:style-name="P50">نَوٖ لَكٗ هُفَسِرِ</text:p>
      <text:p text:style-name="P50">أِنَ ٹُكَلِسِكِيَ</text:p>
      <text:p text:style-name="P50"/>
      <text:p text:style-name="P50">#123</text:p>
      <text:p text:style-name="P50">أَكَتَمْكَ مْبُجِ</text:p>
      <text:p text:style-name="P50">مِمِ هُئِٹْوَ أَزْوَجِ</text:p>
      <text:p text:style-name="P50">نَمِ سَسَ ن<text:span text:style-name="T33">َ</text:span>تَرَجِ</text:p>
      <text:p text:style-name="P50"><text:soft-page-break/>نَ إِنَ لَك<text:span text:style-name="T33">ٗ</text:span> نَمْبِيَ</text:p>
      <text:p text:style-name="P50"/>
      <text:p text:style-name="P50">#124</text:p>
      <text:p text:style-name="P50">كَوَمْبِيَ نِمٖكِرِ</text:p>
      <text:p text:style-name="P50">نَمِ إِنَ كُفَسِرِ</text:p>
      <text:p text:style-name="P50">مِمِ نْدِيٖ جَعْفَرِ</text:p>
      <text:p text:style-name="P50">وَ مَوْلَانَا عَلِيَ<text:span text:style-name="T74">ّ</text:span></text:p>
      <text:p text:style-name="P50"/>
      <text:p text:style-name="P50">#125</text:p>
      <text:p text:style-name="P50">وَنِؤُزٖ تَرَتِبُ</text:p>
      <text:p text:style-name="P50">وٖنْدَءٗ وَپِ غَرِيْبُ</text:p>
      <text:p text:style-name="P50">هَپٗ مَمَ كَوَجِبُ</text:p>
      <text:p text:style-name="P50">نِتَكَلٗ كَوَمْبِيَ</text:p>
      <text:p text:style-name="P50"/>
      <text:p text:style-name="P51">#126</text:p>
      <text:p text:style-name="P51">نِمٖتَنْڠَ مَاء<text:span text:style-name="T34">ِ</text:span> بَرَنِ</text:p>
      <text:p text:style-name="P51">نِمٖچٗكَ سِيَؤٗنِ</text:p>
      <text:p text:style-name="P51"><text:soft-page-break/>مْبُزِ وَمٖلِشَ يَنِ</text:p>
      <text:p text:style-name="P51">سَسَ كُيُتَ هَلِيَ</text:p>
      <text:p text:style-name="P51"/>
      <text:p text:style-name="P51">#127</text:p>
      <text:p text:style-name="P51">هُكٗ مْمٖزٗپِٹَ</text:p>
      <text:p text:style-name="P52">مَاءِ هَمْكُيَكُٹَ</text:p>
      <text:p text:style-name="P52">مْبُزِ وَنْڠُ وَنَ نْيٗٹَ</text:p>
      <text:p text:style-name="P52">چَمْبَ مْوَيُوَ نَمْبِيَ</text:p>
      <text:p text:style-name="P52"/>
      <text:p text:style-name="P52">#128</text:p>
      <text:p text:style-name="P52">وَكَنِجِبُ قَوْلِ</text:p>
      <text:p text:style-name="P52">كٔوَمْبَ كِسِمَ سِ مْبَلِ</text:p>
      <text:p text:style-name="P52">لَكِنِ كِنَ ثَقِلِ</text:p>
      <text:p text:style-name="P52">هِيٗ نْدٗوْ كُئِٹِيَ</text:p>
      <text:p text:style-name="P52"/>
      <text:p text:style-name="P52">#129</text:p>
      <text:p text:style-name="P52">هَيٗ مَاءِ نِ مَتَمُ</text:p>
      <text:p text:style-name="P52"><text:soft-page-break/>مْفَنٗ وَ زَمْزَمُ</text:p>
      <text:p text:style-name="P52">لَكِنِ سِسِ فَهَمُ</text:p>
      <text:p text:style-name="P52">كُكُؤٗنْيَ هُچٖلٖيَ</text:p>
      <text:p text:style-name="P52"/>
      <text:p text:style-name="P52">#130</text:p>
      <text:p text:style-name="P52">أُوَپٗ أُمٖخِتَرِ</text:p>
      <text:p text:style-name="P52">كُكُپٖكَ ٹُتَيَرِ</text:p>
      <text:p text:style-name="P52">وَلَ أُسِٹُفَسِرِ</text:p>
      <text:p text:style-name="P52">نِ سِسِ ٹ<text:span text:style-name="T48">ٗ</text:span>لٗكْوَمْبِيَ</text:p>
      <text:p text:style-name="P52"/>
      <text:p text:style-name="P52">#131</text:p>
      <text:p text:style-name="P52">وَكَنِؤٗنْيَ أُسِٹَ</text:p>
      <text:p text:style-name="P52">هَپٗ نْدِي<text:span text:style-name="T34">َ</text:span> كَفُوَٹَ</text:p>
      <text:p text:style-name="P52">كْوَ مْوِٹُنِ وَكَپِٹَ</text:p>
      <text:p text:style-name="P52">مْبِيٗ وَكَنِتٗلٖيَ</text:p>
      <text:p text:style-name="P52"/>
      <text:p text:style-name="P52">#132</text:p>
      <text:p text:style-name="P52"><text:soft-page-break/>هَتَ كِدُسَ كِسِمَ</text:p>
      <text:p text:style-name="P52">لِپٗ بَاءٗ كَسُكُمَ</text:p>
      <text:p text:style-name="P52">كْوَ كِوَڤُ كُٹِزَمَ</text:p>
      <text:p text:style-name="P52">وَءٗ هُنِ<text:span text:style-name="T34">ئَ</text:span>نْڠَلِيَ</text:p>
      <text:p text:style-name="P52"/>
      <text:p text:style-name="P52">#133</text:p>
      <text:p text:style-name="P52">جَعْفَرِ أَتَمْكٖ</text:p>
      <text:p text:style-name="P52">بُوْ بَكَرِ سِشُٹُكٖ</text:p>
      <text:p text:style-name="P52">كِسِمَ سِكِفُنِكٖ</text:p>
      <text:p text:style-name="P52">نِتَرُدِ كُكْوَمْبِيَ</text:p>
      <text:p text:style-name="P52"/>
      <text:p text:style-name="P52">#134</text:p>
      <text:p text:style-name="P52">سِنَ خٗوْفُ مٗيٗ وَنْڠُ</text:p>
      <text:p text:style-name="P52">كُنْوَ مَاءِ مْبُزِ وَنْڠُ</text:p>
      <text:p text:style-name="P52">ك<text:span text:style-name="T35">َ</text:span>نٖنَ نٖنْدَ زَنْڠُ</text:p>
      <text:p text:style-name="P52">نِزِتَكَسٖ نَ نْدِيَ</text:p>
      <text:p text:style-name="P52"/>
      <text:p text:style-name="P52"><text:soft-page-break/>#135</text:p>
      <text:p text:style-name="P53">يُوَ كُكِپَمْبَؤُكَ</text:p>
      <text:p text:style-name="P53">نِنَ فُرَهَ <text:span text:style-name="T35">هُ</text:span>تٖكَ</text:p>
      <text:p text:style-name="P53">مَلِشٗنِ كِوَپٖكَ</text:p>
      <text:p text:style-name="P53">مُدَ وَ يُوَ كُوَاءَ</text:p>
      <text:p text:style-name="P53"/>
      <text:p text:style-name="P53">#136</text:p>
      <text:p text:style-name="P53">أَوَلِ يَ سَاءَ سِتَ</text:p>
      <text:p text:style-name="P53">هَپٗ مْبُزِ كَوَسُتَ</text:p>
      <text:p text:style-name="P53">نَؤٗنَ وَمٖنِوَتَ</text:p>
      <text:p text:style-name="P53">هُتُر<text:span text:style-name="T35">َ</text:span> ن<text:span text:style-name="T35">َ</text:span> كُكُمْبِيَ</text:p>
      <text:p text:style-name="P53"/>
      <text:p text:style-name="P54">#137</text:p>
      <text:p text:style-name="P55">كَوَمْبِيَ إٖنٖنْدَنِ</text:p>
      <text:p text:style-name="P55">مْوَكُيُوَ كِسِمَنِ</text:p>
      <text:p text:style-name="P55">لَكِنِ هُفَلِيَنِ</text:p>
      <text:p text:style-name="P55">نْدِم<text:span text:style-name="T35">ِ</text:span> وَ كُوَٹٖكٖيَ</text:p>
      <text:p text:style-name="P55"><text:soft-page-break/></text:p>
      <text:p text:style-name="P55">#138</text:p>
      <text:p text:style-name="P55">وَكٖنْدَ وَكَسِمَمَ</text:p>
      <text:p text:style-name="P55">كُفُنِشِوٖ كِسِمَ</text:p>
      <text:p text:style-name="P55"><text:span text:style-name="T74">بَ</text:span>اءٗ نِكَلِسُكُمَ</text:p>
      <text:p text:style-name="P55">نِمٗ<text:span text:style-name="T35">نٖ</text:span> مْٹُ أَكِيَ</text:p>
      <text:p text:style-name="P55"/>
      <text:p text:style-name="P55">#139</text:p>
      <text:p text:style-name="P55">أَكِيَ أَكَنِشِكَ</text:p>
      <text:p text:style-name="P55">مَاء<text:span text:style-name="T35">ٖ</text:span> نِسِيَ<text:span text:style-name="T35">ٹٖ</text:span>كَ</text:p>
      <text:p text:style-name="P55">مَمَ هَپٗ كَتَمْكَ</text:p>
      <text:p text:style-name="P55">يَ غَضَبُ كَمْوَمْبِيَ</text:p>
      <text:p text:style-name="P55"/>
      <text:p text:style-name="P55">#140</text:p>
      <text:p text:style-name="P55">نِكَمُحِمِدِ مْنْڠُ</text:p>
      <text:p text:style-name="P55">كُنٖٹٖيَ بَبَنْڠُ</text:p>
      <text:p text:style-name="P55">كَنِؤُزَ پٖٹٖ يَنْڠُ</text:p>
      <text:p text:style-name="P55"><text:soft-page-break/>چَنْدَنِ كَمْتٗلٖيَ</text:p>
      <text:p text:style-name="P55"/>
      <text:p text:style-name="P55">#141</text:p>
      <text:p text:style-name="P55">پٖٹٖ أَكَئِٹِز<text:span text:style-name="T81">َ</text:span>مَ</text:p>
      <text:p text:style-name="P55">كَپِجَ نَ هَلِمَمَ</text:p>
      <text:p text:style-name="P55">يَپِسِيٖ يَ نْيُمَ</text:p>
      <text:p text:style-name="P55">يٗتٖ يَكَمْرُدِيَ</text:p>
      <text:p text:style-name="P63"/>
      <text:p text:style-name="P68">#142</text:p>
      <text:p text:style-name="P64">جِنَ أَلِپٗنِؤُلِزَ</text:p>
      <text:p text:style-name="P64">نِسِمْوَمْبِي<text:span text:style-name="T74">ٖ</text:span> كَئِزَ</text:p>
      <text:p text:style-name="P64">أَكَنِپَ مِؤُجِزَ</text:p>
      <text:p text:style-name="P64">پِيَ نَ كُنِپِجِيَ</text:p>
      <text:p text:style-name="P64"/>
      <text:p text:style-name="P64">#143</text:p>
      <text:p text:style-name="P64">أُنِپِيٖ <text:span text:style-name="T36">صُ</text:span>وْرَ زَكٗ</text:p>
      <text:p text:style-name="P64">نَ صِفَ زَ نْيُمْبَ يَكٗ</text:p>
      <text:p text:style-name="P64"><text:soft-page-break/>هَپٗ كَئٖٹَ تَمْكٗ</text:p>
      <text:p text:style-name="P64">إِنَ لَنْڠُ كَمْوَمْبِيَ</text:p>
      <text:p text:style-name="P64"/>
      <text:p text:style-name="P64">#144</text:p>
      <text:p text:style-name="P64">نِكَمْوَمْبِيَ نْيَكَ</text:p>
      <text:p text:style-name="P64">نِزٖزٗوٖءٗ هَكِكَ</text:p>
      <text:p text:style-name="P64">نِ تِسِيَ ز<text:span text:style-name="T36">ِ</text:span>سِزٗ شَكَ</text:p>
      <text:p text:style-name="P64">نَ وٖوٖ تَرٖهٖ ٹِيَ</text:p>
      <text:p text:style-name="P64"/>
      <text:p text:style-name="P64">#145</text:p>
      <text:p text:style-name="P64">خَبَرِ زَكٖ تِمَمُ</text:p>
      <text:p text:style-name="P64">نِمٖكُ<text:span text:style-name="T36">پَ</text:span> أُفَهَمُ</text:p>
      <text:p text:style-name="P64">تٖنَ نَ كْوَ مْوَلِمُ</text:p>
      <text:p text:style-name="P64">نِمٖرُدِ كُمْوَمْبِيَ</text:p>
      <text:p text:style-name="P64"/>
      <text:p text:style-name="P64">#146</text:p>
      <text:p text:style-name="P64">نِمٖمُؤَڠَ كْوَ خٖيْرِ</text:p>
      <text:p text:style-name="P64"><text:soft-page-break/>أَسُبهِ نِ سَفَرِ</text:p>
      <text:p text:style-name="P64">نِؤٗمْبٖيَ كْوَ جَبَارِ</text:p>
      <text:p text:style-name="P64">نَ رَ<text:span text:style-name="T36">ضِ</text:span> كُنِوٖيَ</text:p>
      <text:p text:style-name="P64"/>
      <text:p text:style-name="P64">#147</text:p>
      <text:p text:style-name="P64">تٖنَ نِؤٗمْبٖيَ مْنْڠُ</text:p>
      <text:p text:style-name="P64">ٹُپٖنْدَنٖ نَ بَبَنْڠُ</text:p>
      <text:p text:style-name="P64">نَمِ كِشَ مُ<text:span text:style-name="T36">ئِ</text:span> وَنڠُ</text:p>
      <text:p text:style-name="P64">تَكُيَ كُوَنْڠَلِيَ</text:p>
      <text:p text:style-name="P64"/>
      <text:p text:style-name="P64">#148</text:p>
      <text:p text:style-name="P64">أَكِس<text:span text:style-name="T36">ِ</text:span>كِيَ قَوْلِ</text:p>
      <text:p text:style-name="P64">مَمَكٖ أَسِحِمِلِ</text:p>
      <text:p text:style-name="P64">أَكَتَرَدَدِ عَ<text:span text:style-name="T36">قِ</text:span>لِ</text:p>
      <text:p text:style-name="P65">كْوَ مَكٗنْدٖ كَئِٹِيَ</text:p>
      <text:p text:style-name="P65"/>
      <text:p text:style-name="P65">#149</text:p>
      <text:p text:style-name="P65"><text:soft-page-break/>كَئِٹُنْدَ كَيِنْڠُشَ</text:p>
      <text:p text:style-name="P65">تِيَتِ أَكَئِرُشَ</text:p>
      <text:p text:style-name="P65">هَتَ نْڠُوٗ كَمْڤِشَ</text:p>
      <text:p text:style-name="P65">إِكَوَ كُمْسٗمٖيَ</text:p>
      <text:p text:style-name="P65"/>
      <text:p text:style-name="P65">#150</text:p>
      <text:p text:style-name="P65">أَلِپٗپَٹَ فَهَمُ</text:p>
      <text:p text:style-name="P65">كَمُحِمِدِ كَرِيْمُ</text:p>
      <text:p text:style-name="P65">كِشَ أَكَتَكَلَمُ</text:p>
      <text:p text:style-name="P65">مْنْڠُ أَكَمُؤٗمْبٖيَ</text:p>
      <text:p text:style-name="P65"/>
      <text:p text:style-name="P65">#151</text:p>
      <text:p text:style-name="P65">يَا أَللّٰهُ مٗلَ وَنْڠُ</text:p>
      <text:p text:style-name="P65">نِنُصُرِيَ مْوَنَنْڠُ</text:p>
      <text:p text:style-name="P65">نَ وَٹ<text:span text:style-name="T37">ٗ</text:span>ٹ<text:span text:style-name="T37">ٗ</text:span> وَ وٖنْزَنْڠُ</text:p>
      <text:p text:style-name="P65">حِفَظِنِ نِٹِلِيَ</text:p>
      <text:p text:style-name="P65"/>
      <text:p text:style-name="P65"><text:soft-page-break/>#152</text:p>
      <text:p text:style-name="P65">إٖنٖنْدَ هُنَ مَضَرَ</text:p>
      <text:p text:style-name="P65">نِرَضِ أَلْفُ مَرَ</text:p>
      <text:p text:style-name="P65">نَاوٖ أُوٖ نَ فِكِرَ</text:p>
      <text:p text:style-name="P65">مٗيٗ نِمٖكُؤُصِيَ</text:p>
      <text:p text:style-name="P65"/>
      <text:p text:style-name="P65">#153</text:p>
      <text:p text:style-name="P65">مِمِ أُيَپٗنِؤُذِ</text:p>
      <text:p text:style-name="P65">سِ<text:span text:style-name="T38">تٗ</text:span>كُوَ نَ غَيْظِ</text:p>
      <text:p text:style-name="P65">إِوَپٗ وَتَكَ رَضِ</text:p>
      <text:p text:style-name="P65">نَ كْوَ عَلِيْ زٖنْڠٖيَ</text:p>
      <text:p text:style-name="P65"/>
      <text:p text:style-name="P65">#154</text:p>
      <text:p text:style-name="P66">إِتُنْدٖ أُوٖ نْيَؤٗنِ</text:p>
      <text:p text:style-name="P66">كْوَ بَبَكٗ أُوٖ تِنِ</text:p>
      <text:p text:style-name="P66">نَ أَتَكَلٗبَئِنِ</text:p>
      <text:p text:style-name="P66">كْوَكٗ لِ<text:span text:style-name="T38">وٖ</text:span> مَرْ<text:span text:style-name="T38">ضِ</text:span>يَ</text:p>
      <text:p text:style-name="P66"><text:soft-page-break/></text:p>
      <text:p text:style-name="P66">#155</text:p>
      <text:p text:style-name="P66">نَ مْٹُمٖ مُحَمَدِ</text:p>
      <text:p text:style-name="P66">هَنَ بُدِ كُكُزِدِ</text:p>
      <text:p text:style-name="P66">أَللّٰهَ اللّٰهَ جِتَهِدِ</text:p>
      <text:p text:style-name="P66">نْڠَاءَ أُپَٹٖ وَصِيَ</text:p>
      <text:p text:style-name="P66"/>
      <text:p text:style-name="P66">#156</text:p>
      <text:p text:style-name="P66">نَاءٖ بِنْتِ حَبِيْبُ</text:p>
      <text:p text:style-name="P66">كٖتِ نَاءٖ كْوَ ثَوَابُ</text:p>
      <text:p text:style-name="P66">كْوَكٖ أُوٖ نَ أَدَبُ</text:p>
      <text:p text:style-name="P66">أُمْطِيْ نَ كُمْوَنْڠُكِيَ</text:p>
      <text:p text:style-name="P66"/>
      <text:p text:style-name="P66">#157</text:p>
      <text:p text:style-name="P66">أَكَتٗكَ جَعْفَرِ</text:p>
      <text:p text:style-name="P66">نَ چَكُلَ كِتَيَرِ</text:p>
      <text:p text:style-name="P66">كَلَ نَ نْدُيٖ نَاصِرِ</text:p>
      <text:p text:style-name="P66"><text:soft-page-break/>نَ مْوَلِمُ كَتٗكٖيَ</text:p>
      <text:p text:style-name="P66"/>
      <text:p text:style-name="P66">#158</text:p>
      <text:p text:style-name="P66">وَكَتَنْڠَنْيَ مِكٗنٗ</text:p>
      <text:p text:style-name="P66">وٗتٖ وَٹَٹُ مفَنٗ</text:p>
      <text:p text:style-name="P66">أَكِنٖنَ نَ مَنٖنٗ</text:p>
      <text:p text:style-name="P66">نْدُڠُيٖ أَكِمْوَمْبِيَ</text:p>
      <text:p text:style-name="P66"/>
      <text:p text:style-name="P66">#159</text:p>
      <text:p text:style-name="P66">أَكَمْوَمْبِيَ نَاصِرِ</text:p>
      <text:p text:style-name="P66">يٖؤٗ نْدُيَنْڠُ كْوَ خٖيْرِ</text:p>
      <text:p text:style-name="P66">تَكَپٗرُدِ سَفَرِ</text:p>
      <text:p text:style-name="P66">تَمَشَ تَكُلٖٹٖيَ</text:p>
      <text:p text:style-name="P66"/>
      <text:p text:style-name="P66">#160</text:p>
      <text:p text:style-name="P66">أَكَمْجِبُ أُپٖسِ</text:p>
      <text:p text:style-name="P66">نِئٖٹٖيَ نَ فَرَسِ</text:p>
      <text:p text:style-name="P66"><text:soft-page-break/>نْيَمَ هُيٗ سِمُئِسِ</text:p>
      <text:p text:style-name="P66">نَتَكَ كُمْوَنْڠَلِيَ</text:p>
      <text:p text:style-name="P66"/>
      <text:p text:style-name="P66">#161</text:p>
      <text:p text:style-name="P66">كِشَ هَپٗ كَتَمْكَ</text:p>
      <text:p text:style-name="P66">أَكَمْبَ مَمَ هُتٗكَ</text:p>
      <text:p text:style-name="P66">مَمَكٖ أَكَئِنُكَ</text:p>
      <text:p text:style-name="P66">صَدَكَ كَمْتٗلٖيَ</text:p>
      <text:p text:style-name="P66"/>
      <text:p text:style-name="P66">#162</text:p>
      <text:p text:style-name="P66">هَپٗ مَمَكٖ أَتٗكٖ</text:p>
      <text:p text:style-name="P66">إٖنٖنْدٖ أَمْفُوَتٖ</text:p>
      <text:p text:style-name="P66">أَكِمْٹٖمٖيَ مَٹٖ</text:p>
      <text:p text:style-name="P66">مْنْڠُ أَكِمُؤٗمْبٖيَ</text:p>
      <text:p text:style-name="P66"/>
      <text:p text:style-name="P66">#163</text:p>
      <text:p text:style-name="P66">هُي<text:span text:style-name="T39">ٗ</text:span> نَاصِرِ مْوَلِمُ</text:p>
      <text:p text:style-name="P66"><text:soft-page-break/>مْسٗمٖشٖ أَهِتِمُ</text:p>
      <text:p text:style-name="P66">أُمْفُنْدٖ نَ عِلِمُ</text:p>
      <text:p text:style-name="P66">عَادَ يَكٗ تَكْوٖٹٖيَ</text:p>
      <text:p text:style-name="P66"/>
      <text:p text:style-name="P66">#164</text:p>
      <text:p text:style-name="P67">أَكِتٗكَ جَعْفَرِ</text:p>
      <text:p text:style-name="P67">هَپٗ كَلِيَ نَاصِرِ</text:p>
      <text:p text:style-name="P67">مَمَكٖ أَكَفَسِرِ</text:p>
      <text:p text:style-name="P67">أُسِكُ أَتَرٖجٖيَ</text:p>
      <text:p text:style-name="P67"/>
      <text:p text:style-name="P67">#165</text:p>
      <text:p text:style-name="P69">نَاصِرِ أَكَتَمْكَ</text:p>
      <text:p text:style-name="P69">نَمُيُوَ إٖنْدَ مَكَه</text:p>
      <text:p text:style-name="P69">كُتُنْڠَ هَنْڠَلِتٗكَ</text:p>
      <text:p text:style-name="P69">أَسِپٗئِيٗنَ نْدِيَ</text:p>
      <text:p text:style-name="P69"/>
      <text:p text:style-name="P69">#166</text:p>
      <text:p text:style-name="P69"><text:soft-page-break/>أَوْ يَنَ سِكُوَكٗ</text:p>
      <text:p text:style-name="P69">أُكِمْوَمْبِيَ تَمْكٗ</text:p>
      <text:p text:style-name="P69">كَوَڠٖ وٖنْدَنِ وَكٗ</text:p>
      <text:p text:style-name="P69">يٗتٖ نَلِيَسِكِيَ</text:p>
      <text:p text:style-name="P69"/>
      <text:p text:style-name="P69">#167</text:p>
      <text:p text:style-name="P69">أَوْ وٖنْدَ مَتُنْڠَنِ</text:p>
      <text:p text:style-name="P69">نْڠُوٗ هُت<text:span text:style-name="T39">ُ</text:span>كُلِيَنِ</text:p>
      <text:p text:style-name="P69">سِكُ زٗتِ سِمُؤٗنِ</text:p>
      <text:p text:style-name="P69">هَتَ هَيٗ كُنَمْبِيَ</text:p>
      <text:p text:style-name="P69"/>
      <text:p text:style-name="P69">#168</text:p>
      <text:p text:style-name="P69">جَعْفَرِ كَبَئِنِ</text:p>
      <text:p text:style-name="P69">بَسِ وَلِلِيَنِ</text:p>
      <text:p text:style-name="P69">أَوْ ٹْوَلِأڠَنَنِ</text:p>
      <text:p text:style-name="P69">مَنٖنٗ نَلٗكْوَمْبِيَ</text:p>
      <text:p text:style-name="P69"/>
      <text:p text:style-name="P69"><text:soft-page-break/>#169</text:p>
      <text:p text:style-name="P69">نَ كَمَ هُكِرِضِكَ</text:p>
      <text:p text:style-name="P69">نَمْبِيَ نِسِيَتٗكَ</text:p>
      <text:p text:style-name="P69">هُنَ هَتَ كُؤُذِكَ</text:p>
      <text:p text:style-name="P69">سِكِتِكٗ كُنِٹِيَ</text:p>
      <text:p text:style-name="P69"/>
      <text:p text:style-name="P69">#170</text:p>
      <text:p text:style-name="P69">أَكَجِبُ تَمْكٗ</text:p>
      <text:p text:style-name="P69">سِكُئِزَ هَيٗ يَكٗ</text:p>
      <text:p text:style-name="P69">سِكُ زٗتٖ نِكٗ</text:p>
      <text:p text:style-name="P69">هَمُنِؤٗنِ كُلِيَ</text:p>
      <text:p text:style-name="P69"/>
      <text:p text:style-name="P69">#171</text:p>
      <text:p text:style-name="P70">سَسَ هَي<text:span text:style-name="T75">َ</text:span> نْدَ عَقِلِ</text:p>
      <text:p text:style-name="P70">نِمٖزٗيَتَأَمَلِ</text:p>
      <text:p text:style-name="P70">نَ كُوَ مَتُلِ تُلِ</text:p>
      <text:p text:style-name="P70">زٖءٗ زَكٗ زَ كُئِنُكِيَ</text:p>
      <text:p text:style-name="P70"><text:soft-page-break/></text:p>
      <text:p text:style-name="P70">#172</text:p>
      <text:p text:style-name="P70">أَكَمْوَمْبِيَ نْدُيَكٖ</text:p>
      <text:p text:style-name="P70">هى إِنُكَ أُتٗكٖ</text:p>
      <text:p text:style-name="P70">جَعْفَرِ أَتَمْكٖ</text:p>
      <text:p text:style-name="P70">كْوَنْدَ مْنْڠُ نِؤٗمْبٖيَ</text:p>
      <text:p text:style-name="P70"/>
      <text:p text:style-name="P70">#173</text:p>
      <text:p text:style-name="P70">نَاصِرِ أَكَبَئِنِ</text:p>
      <text:p text:style-name="P70">أَتَكُپٖكَ مَنَنِ</text:p>
      <text:p text:style-name="P70">سَلَامَ سَلِمِيْنِ</text:p>
      <text:p text:style-name="P70">كْوَ عَفِيَ نَ عَفُوَ</text:p>
      <text:p text:style-name="P70"/>
      <text:p text:style-name="P70">#174</text:p>
      <text:p text:style-name="P70">هَپٗ نْدِيَ كَيَنْدَمَ</text:p>
      <text:p text:style-name="P70">كِنٖنْدَ كُتٗسِمَمَ</text:p>
      <text:p text:style-name="P70">سَاءَ ك<text:span text:style-name="T40">ُمِ</text:span> إِكِ<text:span text:style-name="T40">كٗ</text:span>مَ</text:p>
      <text:p text:style-name="P70"><text:soft-page-break/>نَاءٖ مَكَه أَمٖنْڠِيَ</text:p>
      <text:p text:style-name="P70"/>
      <text:p text:style-name="P70">#175</text:p>
      <text:p text:style-name="P70">مَكَه أَلِپٗجِلِسِ</text:p>
      <text:p text:style-name="P70">كْوَ بَبَكٖ هَكُئِسِ</text:p>
      <text:p text:style-name="P70">كَمْبَ نْدِيَ سِتَكَسِ</text:p>
      <text:p text:style-name="P70">كْوَنْدَ تَئِكٖتِلِيَ</text:p>
      <text:p text:style-name="P70"/>
      <text:p text:style-name="P70">#176</text:p>
      <text:p text:style-name="P70">أَكَكٖتِ جَعْفَرِ</text:p>
      <text:p text:style-name="P70">أَكَمُؤٗنَ زُبٖيْرِ</text:p>
      <text:p text:style-name="P70">وٖنْدٖمٖنٖ نَ بَشِيْرِ</text:p>
      <text:p text:style-name="P70">مِكٗنٗ كَمْوِنُلِيَ</text:p>
      <text:p text:style-name="P70"/>
      <text:p text:style-name="P71">#177</text:p>
      <text:p text:style-name="P71">مْكٗنٗ كَؤُٹِزَمَ</text:p>
      <text:p text:style-name="P71">زُبٖيْرِ أَكَسِمَمَ</text:p>
      <text:p text:style-name="P71"><text:soft-page-break/>أَكَمْوَمْبِيَ هَشِمَ</text:p>
      <text:p text:style-name="P71">مْڠٖنِ وٖٹُ هُنْڠِيَ</text:p>
      <text:p text:style-name="P71"/>
      <text:p text:style-name="P71">#178</text:p>
      <text:p text:style-name="P71">أَكَمُؤُزَ أَمِيْنِ</text:p>
      <text:p text:style-name="P71">مْڠٖنِ وٖٹُ نِ نَنِ</text:p>
      <text:p text:style-name="P71">وَسِكِيٖ هُبَئِنِ</text:p>
      <text:p text:style-name="P71">مْكٗنٗ نِپٖ نَبِيَ</text:p>
      <text:p text:style-name="P71"/>
      <text:p text:style-name="P71">#179</text:p>
      <text:p text:style-name="P71">زُبٖيْرِ كَتَعَجَبُ</text:p>
      <text:p text:style-name="P71">وَمُيُوَپِ حَبِيْبُ</text:p>
      <text:p text:style-name="P71">جَعْفَرِ كَمْجِبُ</text:p>
      <text:p text:style-name="P71">وَجْهِ وَكٖ نَبِيَ</text:p>
      <text:p text:style-name="P71"/>
      <text:p text:style-name="P71">#180</text:p>
      <text:p text:style-name="P71">كِشَ هَپٗ كَبَئِنِ</text:p>
      <text:p text:style-name="P71"><text:soft-page-break/>كْوَ بَبَنْڠُ نِپٖكٖنِ</text:p>
      <text:p text:style-name="P71">كَمْتُكُوَ أَمِيْنِ</text:p>
      <text:p text:style-name="P71">كٖنْدَ نَاءٖ كْوَ عَلِيَ</text:p>
      <text:p text:style-name="P71"/>
      <text:p text:style-name="P71">#181</text:p>
      <text:p text:style-name="P71">أَلِپٗكْوٖنْدَ سَيِّدِ</text:p>
      <text:p text:style-name="P71">كْوَءٗ أَكَپِجَ هٗدِ</text:p>
      <text:p text:style-name="P71">فَتُمَ أَكَرَدِدِ</text:p>
      <text:p text:style-name="P71">أَكَمْبَ هَكٗ نَبِيَ</text:p>
      <text:p text:style-name="P71"/>
      <text:p text:style-name="P71">#182</text:p>
      <text:p text:style-name="P71">أَكَمُؤُزَ حُسَيْ<text:span text:style-name="T40">نِ</text:span></text:p>
      <text:p text:style-name="P71">أَمْكُوَءٗ نِ نْيَانِ</text:p>
      <text:p text:style-name="P71">كِجَنَ أَكَب<text:span text:style-name="T40">َ</text:span>ئِنِ</text:p>
      <text:p text:style-name="P71">نِ جَدِ يَنْ<text:span text:style-name="T40">ڠُ</text:span> سِكِيَ</text:p>
      <text:p text:style-name="P71"/>
      <text:p text:style-name="P71">#183</text:p>
      <text:p text:style-name="P71"><text:soft-page-break/>نَ جَدِ يَنْڠُ رَسُوْلِ</text:p>
      <text:p text:style-name="P71">يٖيٖ نَ وَٹُ وَوِلِ</text:p>
      <text:p text:style-name="P71">كُسِكِيَكْوٖ قَوْلِ</text:p>
      <text:p text:style-name="P71">كَتٗكَ كَمْوَنْڠَلِيَ</text:p>
      <text:p text:style-name="P71"/>
      <text:p text:style-name="P71">#184</text:p>
      <text:p text:style-name="P71">أَكِتٗكَ جَعْفَرِ</text:p>
      <text:p text:style-name="P71">كَمُؤُلِزَ خَبَرِ</text:p>
      <text:p text:style-name="P71">أَكِكٗمَ كَفَسِرِ</text:p>
      <text:p text:style-name="P71">فَتُمَ كَمْپٗكٖيَ</text:p>
      <text:p text:style-name="P71"/>
      <text:p text:style-name="P71">#185</text:p>
      <text:p text:style-name="P72">فَتُمَ كَتَكَلَمُ</text:p>
      <text:p text:style-name="P72">أَكَمُؤُزَ هَشِمُ</text:p>
      <text:p text:style-name="P72">بَبَ سِيَمْفَهَمُ</text:p>
      <text:p text:style-name="P72">كِجَنَ هُيُ نَبِيَ</text:p>
      <text:p text:style-name="P72"/>
      <text:p text:style-name="P72"><text:soft-page-break/>#186</text:p>
      <text:p text:style-name="P72">سِكُ زٗتٖ سِمُؤٗن<text:span text:style-name="T75">ِ</text:span></text:p>
      <text:p text:style-name="P72">إِنَ لَكٖ نٔدِيٖ نَنِ</text:p>
      <text:p text:style-name="P72">مْٹُم<text:span text:style-name="T75">ِ</text:span> أَكَبَئِنِ</text:p>
      <text:p text:style-name="P72">فَتُمَ أَكَمْوَمْبِيَ</text:p>
      <text:p text:style-name="P72"/>
      <text:p text:style-name="P72">#187</text:p>
      <text:p text:style-name="P72">أَكَمْوَمْبِيَ بَشِيْرِ</text:p>
      <text:p text:style-name="P72">هُيُ نْدِيٖ جَعْفَرِ</text:p>
      <text:p text:style-name="P72">وَ عَلِيْ حَيْدَرِ</text:p>
      <text:p text:style-name="P72">هِزٗ صُوْرَ هُكْوَمْبِيَ</text:p>
      <text:p text:style-name="P72"/>
      <text:p text:style-name="P72">#188</text:p>
      <text:p text:style-name="P72">هَپٗ سَيِدِ أَمِيْنِ</text:p>
      <text:p text:style-name="P72">أَكَمْٹُمَ حُسَيْنِ</text:p>
      <text:p text:style-name="P72">إٖنٖنْدَ مْسِكِٹِنِ</text:p>
      <text:p text:style-name="P72">بَبَكٗ نَمْكُلِيَ</text:p>
      <text:p text:style-name="P72"><text:soft-page-break/></text:p>
      <text:p text:style-name="P72">#189</text:p>
      <text:p text:style-name="P72">هَپٗ كَتٗكَ حُسَيْنِ</text:p>
      <text:p text:style-name="P72">كَفِكَ مْسِكِٹِنِ</text:p>
      <text:p text:style-name="P72">بَبَ كُئِيٖ مْڠٖنِ</text:p>
      <text:p text:style-name="P72">ٹُمِوٖ كُكْوَنْدَمِيَ</text:p>
      <text:p text:style-name="P72"/>
      <text:p text:style-name="P72">#190</text:p>
      <text:p text:style-name="P72">كُنَ كِجَنَ مْزُرِ</text:p>
      <text:p text:style-name="P72">چٖنْدٖمٖنٖ نَ بَشِيْرِ</text:p>
      <text:p text:style-name="P72">نَ إِنَ نِ جَعْفَرِ</text:p>
      <text:p text:style-name="P72">نِ هِلٗ نِمٖكْوَمْبِيَ</text:p>
      <text:p text:style-name="P73"/>
      <text:p text:style-name="P72">#191</text:p>
      <text:p text:style-name="P72">چَنْبِوَ هِيٗ كَلِمَ</text:p>
      <text:p text:style-name="P72">پَپٗ نْدِيَ كَيَنْدَمَ</text:p>
      <text:p text:style-name="P72">مْلَنْڠٗنِ أَكِكٗمَ</text:p>
      <text:p text:style-name="P72"><text:soft-page-break/>سَلَامُ كَوَپِسِيَ</text:p>
      <text:p text:style-name="P72"/>
      <text:p text:style-name="P72">#192</text:p>
      <text:p text:style-name="P72">سَلَامُ أَكِفَسِرِ</text:p>
      <text:p text:style-name="P72">هَپٗ عَلِيْ حَيْدَرِ</text:p>
      <text:p text:style-name="P72">كَئِ<text:span text:style-name="T76">نُ</text:span>كَ جَعْفَرِ</text:p>
      <text:p text:style-name="P72">مكٗنٗ كَمْپٗكٖيَ</text:p>
      <text:p text:style-name="P72"/>
      <text:p text:style-name="P74">#193</text:p>
      <text:p text:style-name="P74">عَلِيْ كٖٹَ تَمْكٗ</text:p>
      <text:p text:style-name="P74">نِ سَلَامَ أُتٗكَكٗ</text:p>
      <text:p text:style-name="P74">جُمْلَ وٖنْدَنِ وَكٗ</text:p>
      <text:p text:style-name="P74">حَالِ زَءٗ نَمْبِيَ</text:p>
      <text:p text:style-name="P74"/>
      <text:p text:style-name="P74">#194</text:p>
      <text:p text:style-name="P74">أَكَمْجِبُ كَلَمُ</text:p>
      <text:p text:style-name="P74">نِتٗكَكٗ نِ سَلَامَ</text:p>
      <text:p text:style-name="P74"><text:soft-page-break/>سِيُوِ يَ هٗكٗ نْيُمَ</text:p>
      <text:p text:style-name="P74">سِپَٹِ لَكُكْوَمْبِيَ</text:p>
      <text:p text:style-name="P74"/>
      <text:p text:style-name="P74">#195</text:p>
      <text:p text:style-name="P74">تٖنَ بَبَ مْوَلِمُ</text:p>
      <text:p text:style-name="P74">نَ مَمَ وَكُسَلِمُ</text:p>
      <text:p text:style-name="P74">وَعَلَيْكَ السَّلَامَ</text:p>
      <text:p text:style-name="P74">عَلِيْ كَپٗكٖيَ</text:p>
      <text:p text:style-name="P74"/>
      <text:p text:style-name="P74">#196</text:p>
      <text:p text:style-name="P74">عَلِيْ أَكَبَئِنِ</text:p>
      <text:p text:style-name="P74">نِمٖكُنْڠٗجَ نْدِيَنِ</text:p>
      <text:p text:style-name="P74">وَلِتٗكَ زٖءٗ ڠَنِ</text:p>
      <text:p text:style-name="P74">مْبٗنَ أُمٖلِمَٹِيَ</text:p>
      <text:p text:style-name="P74"/>
      <text:p text:style-name="P74">#197</text:p>
      <text:p text:style-name="P74">أَكَمْجِبُ قَوْلِ</text:p>
      <text:p text:style-name="P74"><text:soft-page-break/>أَصُبُحِ نَلِصَلِ</text:p>
      <text:p text:style-name="P74">لَكِنِ بَبَ نِ مْبَلِ</text:p>
      <text:p text:style-name="P74">إِنَ أُرٖفُ وَ نْدِيَ</text:p>
      <text:p text:style-name="P74"/>
      <text:p text:style-name="P74">#198</text:p>
      <text:p text:style-name="P74">نَمِ كِپَٹَ <text:span text:style-name="T50">پَ</text:span>نْڠٗنِ</text:p>
      <text:p text:style-name="P74">پَنَ مْٹٖنْدٖ نْدِيَنِ</text:p>
      <text:p text:style-name="P74">يَلِنِتٗكَ مٗيٗنِ</text:p>
      <text:p text:style-name="P74">يَلٖ وَلٗنَمْبِيَ</text:p>
      <text:p text:style-name="P74"/>
      <text:p text:style-name="P74">#199</text:p>
      <text:p text:style-name="P74">كَئِوَتَ يَ كُڤُلِ</text:p>
      <text:p text:style-name="P74">كَأَنْدَمَ إِلٗ مْبَلِ</text:p>
      <text:p text:style-name="P74">هَتَ كِتَأَمَلِ</text:p>
      <text:p text:style-name="P74">سَاءَ إِمٖنِپِٹِيَ</text:p>
      <text:p text:style-name="P74"/>
      <text:p text:style-name="P74">#200</text:p>
      <text:p text:style-name="P75"><text:soft-page-break/><text:span text:style-name="T40">كِشَ</text:span> أُوِنْڠَ كَئٖٹَ</text:p>
      <text:p text:style-name="P75">إِيُ لَ بَرَ كَپِٹ<text:span text:style-name="T41">َ</text:span></text:p>
      <text:p text:style-name="P75">إِلِ نْدِيَ كُئِوَتَ</text:p>
      <text:p text:style-name="P75">نْيُمَ نِسِپٗرٖجٖيَ</text:p>
      <text:p text:style-name="P75"/>
      <text:p text:style-name="P75">#201</text:p>
      <text:p text:style-name="P75">سُرَ نٖنْدَءٗ بَرَنِ</text:p>
      <text:p text:style-name="P75">إِلٖ <text:span text:style-name="T13">نْدِيَ سِئِيٗنِ</text:span></text:p>
      <text:p text:style-name="P76">هُؤٗنَ نِكٗ بَرَنِ</text:p>
      <text:p text:style-name="P76">زٗتٖ زِمٖنِپٗتٖيَ</text:p>
      <text:p text:style-name="P75"/>
      <text:p text:style-name="P76">#202</text:p>
      <text:p text:style-name="P76">كِپِجَ فِكِرَ زَنْڠُ</text:p>
      <text:p text:style-name="P76">كَلَنْدَمَ ڠُوْ لَنْڠُ</text:p>
      <text:p text:style-name="P76">نَرُدِيَ پَلٖ پَنْڠُ</text:p>
      <text:p text:style-name="P76">كِشَ نْيُمَ كَرٖجٖيَ</text:p>
      <text:p text:style-name="P76"/>
      <text:p text:style-name="P76"><text:soft-page-break/>#203</text:p>
      <text:p text:style-name="P76">كِشَ ك<text:span text:style-name="T49">َ</text:span>رُدِيَ نْيُمَ</text:p>
      <text:p text:style-name="P76">هَپٗ نْدِيَ كَيَنْدَمَ</text:p>
      <text:p text:style-name="P76">پٖنْيٖ مْٹٖنْدٖ كَكٗمَ</text:p>
      <text:p text:style-name="P76">صَالَ إِمٖنِسِمَمِيَ</text:p>
      <text:p text:style-name="P76"/>
      <text:p text:style-name="P76">#204</text:p>
      <text:p text:style-name="P76">أَوَلِ يَ أَظُهُرِ</text:p>
      <text:p text:style-name="P76">نْدِپٗ نْ<text:span text:style-name="T82">دِ</text:span>يَ كَعَبِرِ</text:p>
      <text:p text:style-name="P76">حُجَ يَ كُجَ أَخِيْرِ</text:p>
      <text:p text:style-name="P76"><text:span text:style-name="T41">مَ</text:span>عَانَ نِمٖكْوَمْبِيَ</text:p>
      <text:p text:style-name="P76"/>
      <text:p text:style-name="P76">#205</text:p>
      <text:p text:style-name="P76">كِمَلِزَ كُپُلِكَ</text:p>
      <text:p text:style-name="P76">عَلِيْ أَكَتَمْكَ</text:p>
      <text:p text:style-name="P76">مْوَنَنْڠُ أُمٖسُمْبُكَ</text:p>
      <text:p text:style-name="P76">هَپٗ كَنٖنَ نَبِيَ</text:p>
      <text:p text:style-name="P76"><text:soft-page-break/></text:p>
      <text:p text:style-name="P76">#206</text:p>
      <text:p text:style-name="P76">هَپٗ كَنٖنَ هَشِمَ</text:p>
      <text:p text:style-name="P76">سِ هَبَ كُيَ سَلَام</text:p>
      <text:p text:style-name="P76">نْدِيَ مٖزٗإِيَنْد<text:span text:style-name="T14">َ</text:span>مَ</text:p>
      <text:p text:style-name="P76">خَطَرِ هُمْزٖنْڠٖيَ</text:p>
      <text:p text:style-name="P76"/>
      <text:p text:style-name="P77">#207</text:p>
      <text:p text:style-name="P77">أَمْكِنْڠَ وَدُوْدِ</text:p>
      <text:p text:style-name="P77">أَسِؤٗوْنٖ مَيَهُوْدِ</text:p>
      <text:p text:style-name="P77">كْوَنِ وَنْڠَلِمْزِدِ</text:p>
      <text:p text:style-name="P77">وَٹُ وَنْڠِ سِ مْمٗيَ</text:p>
      <text:p text:style-name="P77"/>
      <text:p text:style-name="P77">#208</text:p>
      <text:p text:style-name="P77">فَتُمَ أُكٗ كِٹِنِ</text:p>
      <text:p text:style-name="P77">أَكَمْوٖپُكَ أَمِيْنِ</text:p>
      <text:p text:style-name="P77">كْوَ مْكٗنٗ كَبَئِنِ</text:p>
      <text:p text:style-name="P77"><text:soft-page-break/>نَ نْدَنِ كَمُأَمْكُوَ</text:p>
      <text:p text:style-name="P77"/>
      <text:p text:style-name="P77">#209</text:p>
      <text:p text:style-name="P77">مكٗنٗ كِؤُٹِزَمَ</text:p>
      <text:p text:style-name="P78">عَلِيْ أَكَفَهَمَ</text:p>
      <text:p text:style-name="P78">أَكَمْوَمْبِيَ هَشِمَ</text:p>
      <text:p text:style-name="P78">نٖنْدَ نْدَ<text:span text:style-name="T41">نِ</text:span> مَرَ مٗيَ</text:p>
      <text:p text:style-name="P78"/>
      <text:p text:style-name="P78">#210</text:p>
      <text:p text:style-name="P78">كْوَ نْدَ<text:span text:style-name="T41">نِ</text:span> أَلِپٗفِكَ</text:p>
      <text:p text:style-name="P78">فَتُمَ أَكَتَمْكَ</text:p>
      <text:p text:style-name="P78">چَكُلَ نِمٖكِپِكَ</text:p>
      <text:p text:style-name="P78">هَيَتَسَ كْوَنْدِكِوَ</text:p>
      <text:p text:style-name="P78"/>
      <text:p text:style-name="P78">#211</text:p>
      <text:p text:style-name="P78">كْوَنْدَ سِكُمَكِنِكَ</text:p>
      <text:p text:style-name="P78">خَبَرِ أَكَتَمْكَ</text:p>
      <text:p text:style-name="P78"><text:soft-page-break/>مٗيٗ هُمْپَپَٹِكَ</text:p>
      <text:p text:style-name="P78">كْوَ أ<text:span text:style-name="T41">ُ</text:span>ثَقِلِ وَ نْدِيَ</text:p>
      <text:p text:style-name="P78"/>
      <text:p text:style-name="P78">#212</text:p>
      <text:p text:style-name="P78">نَ زٖءٗ أَلِزٗتٗكَ</text:p>
      <text:p text:style-name="P78">أُمٖزِيُوَ هَكِكَ</text:p>
      <text:p text:style-name="P78">نَ سِسِ هُمْپُلِكَ</text:p>
      <text:p text:style-name="P78">مَنٖنٗيٖ هُٹْوَمْبِيَ</text:p>
      <text:p text:style-name="P78"/>
      <text:p text:style-name="P78">#213</text:p>
      <text:p text:style-name="P78">عَلِيْ أَكَبَئِنِ</text:p>
      <text:p text:style-name="P78">هُمْصُبِرِ حُسَيْنِ</text:p>
      <text:p text:style-name="P78">نِمٖمْٹُمَ حَسَنِ</text:p>
      <text:p text:style-name="P78">إٖنْدٖ كُمُؤَمْكُوَ</text:p>
      <text:p text:style-name="P78"/>
      <text:p text:style-name="P78">#214</text:p>
      <text:p text:style-name="P78">عَلِيْ كُتٗكَ نْدَنِ</text:p>
      <text:p text:style-name="P78"><text:soft-page-break/>أَلِپٗكٖتِ كِٹِنِ</text:p>
      <text:p text:style-name="P78">أَمْسِكِيٖ حَسَنِ</text:p>
      <text:p text:style-name="P78">سَلَامُ هُوَپِسِيَ</text:p>
      <text:p text:style-name="P78"/>
      <text:p text:style-name="P78">#215</text:p>
      <text:p text:style-name="P78">حَسَنِ أَكَنُ<text:span text:style-name="T15">ظُمُ</text:span></text:p>
      <text:p text:style-name="P79">كُوَپِسِزَ سَلَامُ</text:p>
      <text:p text:style-name="P79">أَمْرُدِشٖ كَلِمُ</text:p>
      <text:p text:style-name="P79">جَ<text:span text:style-name="T41">عْ</text:span>فَرِ كَمْوَمْبِيَ</text:p>
      <text:p text:style-name="P79"/>
      <text:p text:style-name="P79">#216</text:p>
      <text:p text:style-name="P79">كْوَ أُنْدَنِ كْوِمَ</text:p>
      <text:p text:style-name="P79">كَمُؤُلِزَ سَلَامَ</text:p>
      <text:p text:style-name="P79">وَلِؤٗپٗ وَكَسِمَ</text:p>
      <text:p text:style-name="P79">وٗتٖ وَكَمْپٗكٖيَ</text:p>
      <text:p text:style-name="P79"/>
      <text:p text:style-name="P79">#217</text:p>
      <text:p text:style-name="P79"><text:soft-page-break/>كَمْوَمْبِيَ مَتَمْكٗ</text:p>
      <text:p text:style-name="P79">نِ سَلَامَ نِتٗكَكٗ</text:p>
      <text:p text:style-name="P79">سِيُوِ مْبٖيْ نٖنْدَكٗ</text:p>
      <text:p text:style-name="P79">أَيُوَءٖ نِ جَلِيَ</text:p>
      <text:p text:style-name="P79"/>
      <text:p text:style-name="P79">#218</text:p>
      <text:p text:style-name="P79">أَكَتَمْكَ أَمِيْنِ</text:p>
      <text:p text:style-name="P79">كَوَمْبِيَ كْوَ هٖرِنِ</text:p>
      <text:p text:style-name="P79">عَلِيْ أَكَبَئِنِ</text:p>
      <text:p text:style-name="P79">مْبٗنَ هُتٗكَ نَبِيَ</text:p>
      <text:p text:style-name="P79"/>
      <text:p text:style-name="P79">#219</text:p>
      <text:p text:style-name="P79">مْٹُمٖ أَكَتَمْكَ</text:p>
      <text:p text:style-name="P79">زٖءٗ زِمٖأَخِرِكَ</text:p>
      <text:p text:style-name="P79">سَاءَ تِسِيَ هَكِكَ</text:p>
      <text:p text:style-name="P79">نْيُمْبَنِ سِيَرٖجٖيَ</text:p>
      <text:p text:style-name="P79"/>
      <text:p text:style-name="P79"><text:soft-page-break/>#220</text:p>
      <text:p text:style-name="P79">كَمْبَ صُبِرِ بَشِيْرِ</text:p>
      <text:p text:style-name="P79">ٹُمْلِشٖ جَعْفَرِ</text:p>
      <text:p text:style-name="P79">چَكُلَ كِكٗ تَيَرِ</text:p>
      <text:p text:style-name="P79">هَپٗ كَكٖتِ نَبِيَ</text:p>
      <text:p text:style-name="P79"/>
      <text:p text:style-name="P79">#221</text:p>
      <text:p text:style-name="P79">فَتُمَ أَكَئِنُكَ</text:p>
      <text:p text:style-name="P79">كْوَ أُپٖسِ نَ هَرَكَ</text:p>
      <text:p text:style-name="P79">تَمَشَ أَكَئِوٖكَ</text:p>
      <text:p text:style-name="P79">نَ مَاءِ كَوَپٖكٖيَ</text:p>
      <text:p text:style-name="P79"/>
      <text:p text:style-name="P79">#222</text:p>
      <text:p text:style-name="P79">وَكَكٖتِ كْوَ مْفَنٗ</text:p>
      <text:p text:style-name="P79">وَكَتَنْڠَنْيَ مِكٗنٗ</text:p>
      <text:p text:style-name="P79">جُمْلَ وَٹُ وَ<text:span text:style-name="T77">تَ</text:span>نٗ</text:p>
      <text:p text:style-name="P79">وَلَ أَسِلٖ نَبِيَ</text:p>
      <text:p text:style-name="P79"><text:soft-page-break/></text:p>
      <text:p text:style-name="P79">#223</text:p>
      <text:p text:style-name="P79">مَرَ ٹَاٹُ كْوَ هَكِكَ</text:p>
      <text:p text:style-name="P79">مْكٗنٗ أَلِؤُپٖكَ</text:p>
      <text:p text:style-name="P79">أَكِشَ أَكَئِنُكَ</text:p>
      <text:p text:style-name="P79">وَءٗ أَكَوَتِيَ</text:p>
      <text:p text:style-name="P79"/>
      <text:p text:style-name="P79">#224</text:p>
      <text:p text:style-name="P79">أَكَئِنُكَ كِٹِنِ</text:p>
      <text:p text:style-name="P79">كَپٗوَ مَاءِ أَمِيْ<text:span text:style-name="T77">نِ</text:span></text:p>
      <text:p text:style-name="P79">نَ يَ كُنْوَ كِكٗمْبٖنِ</text:p>
      <text:p text:style-name="P79">نَاءٖ أَكَسُكُتُوَ</text:p>
      <text:p text:style-name="P79"/>
      <text:p text:style-name="P79">#225</text:p>
      <text:p text:style-name="P79">تَمْبُوْ يَ كُخِتَرِ</text:p>
      <text:p text:style-name="P79">هَپٗ كَپٗوَ بَشِيْرِ</text:p>
      <text:p text:style-name="P79">أَكَوَآڠَ كْوَ هٖرِ</text:p>
      <text:p text:style-name="P79"><text:soft-page-break/>ٹُمْوَ أَكَئِتٗكٖيَ</text:p>
      <text:p text:style-name="P79"/>
      <text:p text:style-name="P79">#226</text:p>
      <text:p text:style-name="P79">ٹُمْوَ أَكِشَ كُتٗكَ</text:p>
      <text:p text:style-name="P79">نَاءٗ كُلَ وَمٖكْوِشَ</text:p>
      <text:p text:style-name="P79">فَتُمَ أَكَئِنُكَ</text:p>
      <text:p text:style-name="P79">مَاءِ أَكَوَپٖكٖيَ</text:p>
      <text:p text:style-name="P79"/>
      <text:p text:style-name="P79">#227</text:p>
      <text:p text:style-name="P79">أَكَئِيٗنَ فَتُمَ</text:p>
      <text:p text:style-name="P79">پٹٖ أَكَئِٹِزَمَ</text:p>
      <text:p text:style-name="P79">يَپِسِيٗ يَ نْيُمَ</text:p>
      <text:p text:style-name="P79">يٗتٖ يَكَمْرُدِيَ</text:p>
      <text:p text:style-name="P79"/>
      <text:p text:style-name="P79">#228</text:p>
      <text:p text:style-name="P80">عَلِيْ أ<text:span text:style-name="T41">َ</text:span>كَتَمْكَ</text:p>
      <text:p text:style-name="P80">مْبٗنَ أُمٖبَدِلِكَ</text:p>
      <text:p text:style-name="P80"><text:soft-page-break/>كَمَ أُمٖزٗؤُ<text:span text:style-name="T78">ذِ</text:span>كَ</text:p>
      <text:p text:style-name="P80">يٖؤٗ نِكِكْوَنْڠَلِيَ</text:p>
      <text:p text:style-name="P80"/>
      <text:p text:style-name="P80">#229</text:p>
      <text:p text:style-name="P80">فَتُمَ َكَرَدِدِ</text:p>
      <text:p text:style-name="P80">وٖوٖ هُنٖنْدِ بَعِيْدِ</text:p>
      <text:p text:style-name="P80">نِلٗنَلٗ سِنَ بُدِ</text:p>
      <text:p text:style-name="P80">إِلَّا نَاوٖ كُكْوَمْبِيَ</text:p>
      <text:p text:style-name="P80"/>
      <text:p text:style-name="P80">#230</text:p>
      <text:p text:style-name="P80">أَكِسِكِيَ حَسَنِ</text:p>
      <text:p text:style-name="P80">كَتٗكَ كُلٖ نْيُمْبَنِ</text:p>
      <text:p text:style-name="P80">أَكَنٖنْدَ كْوَ أَمِيْنِ</text:p>
      <text:p text:style-name="P80">ح<text:span text:style-name="T41">ب</text:span>ر أَكَمْوَمْبِيَ</text:p>
      <text:p text:style-name="P80"/>
      <text:p text:style-name="P80">#231</text:p>
      <text:p text:style-name="P80">حَسَنِ كِشَ كُفِكَ</text:p>
      <text:p text:style-name="P80"><text:soft-page-break/>كْوَ مْٹُمٖ كَتَمْكَ</text:p>
      <text:p text:style-name="P80">مِمِ أَمٖكَسِرِكَ</text:p>
      <text:p text:style-name="P80">بِبِ يَنْڠُ نَكْوَمْبِيَ</text:p>
      <text:p text:style-name="P80"/>
      <text:p text:style-name="P80">#232</text:p>
      <text:p text:style-name="P80">أَكَمُؤُزَ أ<text:span text:style-name="T41">َ</text:span>مِيْنِ</text:p>
      <text:p text:style-name="P80">مٖك<text:span text:style-name="T42">َ</text:span>سِرِكِيَ نِنِ</text:p>
      <text:p text:style-name="P80">مْوٖنْيٖوٖ هَكُبَئِنِ</text:p>
      <text:p text:style-name="P80">مٗي<text:span text:style-name="T42">َ</text:span> سِكُفَهَمِيَ</text:p>
      <text:p text:style-name="P80"/>
      <text:p text:style-name="P80">#233</text:p>
      <text:p text:style-name="P81">كُرُدِ كْوَكٖ نْدِيَنِ</text:p>
      <text:p text:style-name="P81">أَكَمُؤٗنَ حُسَيْنِ</text:p>
      <text:p text:style-name="P81">آٹِ مٖكُيَ مْڠٖنِ</text:p>
      <text:p text:style-name="P81">هُكُ كْوٖٹُ نَسِكِيَ</text:p>
      <text:p text:style-name="P81"/>
      <text:p text:style-name="P81">#234</text:p>
      <text:p text:style-name="P81"><text:soft-page-break/>أَكَمْجِبُ حَسَنِ</text:p>
      <text:p text:style-name="P81">مْوٖنْيٖ خَ<text:span text:style-name="T42">بَ</text:span>رِ <text:span text:style-name="T42">مُ</text:span>ئِنِ</text:p>
      <text:p text:style-name="P81"><text:span text:style-name="T42">إِ</text:span>نَ يٖيٖ تَمْكِنِ</text:p>
      <text:p text:style-name="P81">هٗيٗ أَمٖزٗوَمْبِيَ</text:p>
      <text:p text:style-name="P81"/>
      <text:p text:style-name="P81">#235</text:p>
      <text:p text:style-name="P81">أَكَپِٹَ مْلَنْڠٗنِ</text:p>
      <text:p text:style-name="P81">أَكَرَدِدِ حُسَيْنِ</text:p>
      <text:p text:style-name="P81">آسَ وَمْتَكِيَن<text:span text:style-name="T42">ِ</text:span></text:p>
      <text:p text:style-name="P81">پٖنُ أَلِوَپٗتٖيَ</text:p>
      <text:p text:style-name="P81"/>
      <text:p text:style-name="P81">#236</text:p>
      <text:p text:style-name="P81">أَكَمُؤُزَ بَبَكٖ</text:p>
      <text:p text:style-name="P81">أُنَنِ هُنٖنَ پْوٖكٖ</text:p>
      <text:p text:style-name="P81">أَكَمْبَ خٖيْرِ <text:span text:style-name="T42">نِ</text:span>تٗكٖ</text:p>
      <text:p text:style-name="P81">خَبَرِ زِمٖئٖنٖيَ</text:p>
      <text:p text:style-name="P81"/>
      <text:p text:style-name="P81"><text:soft-page-break/>#237</text:p>
      <text:p text:style-name="P81">كُمٖپَنَنَ خَبَرِ</text:p>
      <text:p text:style-name="P81">جَمِيْعِ يَ أَنْ<text:span text:style-name="T42">صَ</text:span>ارِ</text:p>
      <text:p text:style-name="P81">أَمٖكُيَ جَعْفَرِ</text:p>
      <text:p text:style-name="P81">وَ مَوْلَانَا عَلِيَ</text:p>
      <text:p text:style-name="P81"/>
      <text:p text:style-name="P81">#238</text:p>
      <text:p text:style-name="P81">هَپٗ عَلِيْ حَيْدَرِ</text:p>
      <text:p text:style-name="P81">نٖنٗ أَلِلٗفَسِرِ</text:p>
      <text:p text:style-name="P81">أُو<text:span text:style-name="T43">ِ</text:span>نْڠَ أُنَ خَطَرِ</text:p>
      <text:p text:style-name="P81">مَمْبٗ يَكِتُمِلِيَ</text:p>
      <text:p text:style-name="P81"/>
      <text:p text:style-name="P81">#239</text:p>
      <text:p text:style-name="P81">كْوٖنُ كُئِيٖ مْڠٖنِ</text:p>
      <text:p text:style-name="P81">هِلٗ هُكُؤُذِيَنِ</text:p>
      <text:p text:style-name="P81">تَمُوٖكَ هُكُ نْيُمْبَنِ</text:p>
      <text:p text:style-name="P81"><text:span text:style-name="T43">مُ</text:span>ئِن<text:span text:style-name="T83">ِ</text:span> هَتٗتٖمْبٖيَ</text:p>
      <text:p text:style-name="P81"><text:soft-page-break/></text:p>
      <text:p text:style-name="P81">#240</text:p>
      <text:p text:style-name="P81">فَتُمَ أَكَنُطُمُ</text:p>
      <text:p text:style-name="P82">كْوَنِ سِ مْوَنَ حَرَمُ</text:p>
      <text:p text:style-name="P82">مْوَنَ هَنَ تَبَسَمُ</text:p>
      <text:p text:style-name="P82">عَلِيْ كِمْوَنْڠَلِيَ</text:p>
      <text:p text:style-name="P82"/>
      <text:p text:style-name="P82">#241</text:p>
      <text:p text:style-name="P82">عَلِيْ هَپٗ كَسٖمَ</text:p>
      <text:p text:style-name="P82">هٖلَ نْدٗوْ فَطُمَ</text:p>
      <text:p text:style-name="P82">أَكَئِنُكَ كْوَ هِمَ</text:p>
      <text:p text:style-name="P82">مْكٖوٖ كَمُئٖنْدٖيَ</text:p>
      <text:p text:style-name="P82"/>
      <text:p text:style-name="P82">#242</text:p>
      <text:p text:style-name="P82">أَكَمُؤُزَ أُنَنِ</text:p>
      <text:p text:style-name="P82">مْبٗنَ أُنَ كِسِرَنِ</text:p>
      <text:p text:style-name="P82">فَتُمَ أَكَمْبَ كُنِ</text:p>
      <text:p text:style-name="P82"><text:soft-page-break/>يَ مَتُنْڠُ هُكْوَمْبِيَ</text:p>
      <text:p text:style-name="P82"/>
      <text:p text:style-name="P82">#243</text:p>
      <text:p text:style-name="P82">أَكَمْجِبُ تَمْكٗ</text:p>
      <text:p text:style-name="P82">هِيٗ سِ طَبِيَ يَكٗ</text:p>
      <text:p text:style-name="P82">مِمِ سِ كِجَنَ چَكٗ</text:p>
      <text:p text:style-name="P82">أَمْبَ هَيٗ هُنَمْبِيَ</text:p>
      <text:p text:style-name="P82"/>
      <text:p text:style-name="P82">#244</text:p>
      <text:p text:style-name="P82">فَتُمَ أَكَبَئِنِ</text:p>
      <text:p text:style-name="P82">سِ إِلٖ پٖٹٖ چَنْدَنِ</text:p>
      <text:p text:style-name="P82">يَلٗنْڠِيَ كِسِمَنِ</text:p>
      <text:p text:style-name="P82">آٹِ زِيَپٗ هُٹِيَ</text:p>
      <text:p text:style-name="P82"/>
      <text:p text:style-name="P82">#245</text:p>
      <text:p text:style-name="P82">عَلِيْ أَكَمْبَ هَكِكَ</text:p>
      <text:p text:style-name="P82">نْدِپٗ أُكَكَسِرِكَ</text:p>
      <text:p text:style-name="P82"><text:soft-page-break/>پَلٖ أُنْڠٖلِؤُ<text:span text:style-name="T78">ذِ</text:span>كَ</text:p>
      <text:p text:style-name="P82">كَمَ كِلٖ نَكْوَمْبِيَ</text:p>
      <text:p text:style-name="P82"/>
      <text:p text:style-name="P82">#246</text:p>
      <text:p text:style-name="P82">نَ سَسَ ن<text:span text:style-name="T78">ٖ</text:span>نْڠٖكُؤُذِ</text:p>
      <text:p text:style-name="P82">نْدُڠُ يَنْڠُ وَتَ غَرَضِ</text:p>
      <text:p text:style-name="P83">مٗيٗ وَكٖ أُوٖ رَضِ</text:p>
      <text:p text:style-name="P83">نَ أُتَكَلٗ نَمْبِيَ</text:p>
      <text:p text:style-name="P83"/>
      <text:p text:style-name="P83">#247</text:p>
      <text:p text:style-name="P83">فَتُمَ كٖٹَ قَوْلِ</text:p>
      <text:p text:style-name="P83">كِٹُ سِ يَ كُلَ دَلِيْلِ</text:p>
      <text:p text:style-name="P83">أُوَپٗ أُمٖكُبَلِ</text:p>
      <text:p text:style-name="P83">رَضِ نِمٖكْوٖلٖيَ</text:p>
      <text:p text:style-name="P83"/>
      <text:p text:style-name="P83">#248</text:p>
      <text:p text:style-name="P83">وَكَكٖتِ كْوَ لِسَنِ</text:p>
      <text:p text:style-name="P83"><text:soft-page-break/>يٖيٖ نَ مْوَنَ نْيُمْبَنِ</text:p>
      <text:p text:style-name="P83">نَوٖ نٖنْدَپٗ زِٹَنِ</text:p>
      <text:p text:style-name="P83">وَچٖنْدَ وٗتٖ پَمٗيَ</text:p>
      <text:p text:style-name="P83"/>
      <text:p text:style-name="P83">#249</text:p>
      <text:p text:style-name="P83">جَعْفَرِ نِ مْڠٖنِ</text:p>
      <text:p text:style-name="P83">هَيَزٗوٖيَ زِٹَنِ</text:p>
      <text:p text:style-name="P83">مَهَلَ پَ مَيْتِنِ</text:p>
      <text:p text:style-name="P83">عَلِيْ أَكِمْوٖنْدٖلٖيَ</text:p>
      <text:p text:style-name="P83"/>
      <text:p text:style-name="P83">#250</text:p>
      <text:p text:style-name="P83">هَتَ أَكِتِمُ مْوَكَ</text:p>
      <text:p text:style-name="P83">زِٹَنِ أَمٖصِفِكَ</text:p>
      <text:p text:style-name="P83">سَبَا مِيَ هَكِكَ</text:p>
      <text:p text:style-name="P83">هُتِنْدَ أَسِپٗيُوَ</text:p>
      <text:p text:style-name="P83"/>
      <text:p text:style-name="P83">#251</text:p>
      <text:p text:style-name="P83"><text:soft-page-break/>هَتَ مْوَكَ أُكِزِدِ</text:p>
      <text:p text:style-name="P83">هَپٗ أَكٖنْدَ جِهَدِ</text:p>
      <text:p text:style-name="P83">لَكِ م<text:span text:style-name="T16">ٗ</text:span>يَ مَيَهُدِ</text:p>
      <text:p text:style-name="P83">هَكُنَ هَتَ مْمٗيَ</text:p>
      <text:p text:style-name="P83"/>
      <text:p text:style-name="P83">#252</text:p>
      <text:p text:style-name="P84">أَلِپٗكُيَ مُئِنِ</text:p>
      <text:p text:style-name="P84">عَلِيْ أَكَبَئِنِ</text:p>
      <text:p text:style-name="P84">أَكَمْوَمْبِيَ أَمِنِ</text:p>
      <text:p text:style-name="P84">نِنَ يَمْبٗ <text:span text:style-name="T78">تَ</text:span>كْوَمْبِيَ</text:p>
      <text:p text:style-name="P84"/>
      <text:p text:style-name="P84">#253</text:p>
      <text:p text:style-name="P85">نَپٖنْدَ سَسَ بَشِرِ</text:p>
      <text:p text:style-name="P85"><text:span text:style-name="T53">إٖ</text:span>نْدٖ پْوٖكٖ جَعْفَرِ</text:p>
      <text:p text:style-name="P84">أَكَپِجٖ مَكُفَرِ</text:p>
      <text:p text:style-name="P84">هُتٗشَ كِمْوَنْڠَلِيَ</text:p>
      <text:p text:style-name="P84"/>
      <text:p text:style-name="P84"><text:soft-page-break/>#254</text:p>
      <text:p text:style-name="P84">أَكَشُكَ جِبْرِيْلِ</text:p>
      <text:p text:style-name="P84">أَك<text:span text:style-name="T44">َ</text:span>مْوَمْبِيَ رَسُوْلِ</text:p>
      <text:p text:style-name="P84">هَوٖك<text:span text:style-name="T44">ِ</text:span> سِمْبَ وَوِلِ</text:p>
      <text:p text:style-name="P84">أَكُسَلِمُ نَبِيَ</text:p>
      <text:p text:style-name="P84"/>
      <text:p text:style-name="P84">#255</text:p>
      <text:p text:style-name="P84">أَكَتَمْكَ أَمِيْنِ</text:p>
      <text:p text:style-name="P84">عَلِيْ ٹْوٖنْدٖ نْيُمْبَنِ</text:p>
      <text:p text:style-name="P84">مْوَنٗ هُيٗ يَقِيْنِ</text:p>
      <text:p text:style-name="P84">هُئِفَرِكِ دُنِيَ</text:p>
      <text:p text:style-name="P84"/>
      <text:p text:style-name="P84">#256</text:p>
      <text:p text:style-name="P84">چَمْبِوَ هِيٗ قَوْلِ</text:p>
      <text:p text:style-name="P84">هَپٗ أَسِيَمُهَلِ</text:p>
      <text:p text:style-name="P84">كَئِنُكَ نَ رَسُوْلِ</text:p>
      <text:p text:style-name="P84">هَپٗ وَكَنْدَمَ نْدِيَ</text:p>
      <text:p text:style-name="P84"><text:soft-page-break/></text:p>
      <text:p text:style-name="P84">#257</text:p>
      <text:p text:style-name="P84">أَكِپَٹَ مْلَنْڠٗنِ</text:p>
      <text:p text:style-name="P84">فَتُمَ أَكَبَئِنِ</text:p>
      <text:p text:style-name="P84">أَلِهُتٗكَ حَسَنِ</text:p>
      <text:p text:style-name="P84">أُيَاءٗ كُكْوَنْدَمِيَ</text:p>
      <text:p text:style-name="P84"/>
      <text:p text:style-name="P84">#258</text:p>
      <text:p text:style-name="P84">مْوَنٗ أَلِپٗ كِٹِنِ</text:p>
      <text:p text:style-name="P84">نَ حَسَنِ نَ حُسَيْنِ</text:p>
      <text:p text:style-name="P84">غَفُلَ أَكَبَئِنِ</text:p>
      <text:p text:style-name="P84">بَبَنْڠُ نَمْكُلِيَ</text:p>
      <text:p text:style-name="P84"/>
      <text:p text:style-name="P84">#259</text:p>
      <text:p text:style-name="P84">أَمٖئِنُكَ كِٹِنِ</text:p>
      <text:p text:style-name="P84">أَمٖپَنْدَ فِرَشَنِ</text:p>
      <text:p text:style-name="P84">نَاءٖ مْوَنْڠَلِيِنِ</text:p>
      <text:p text:style-name="P84"><text:soft-page-break/>يَمْبٗ لَلٗمْزِدِيَ</text:p>
      <text:p text:style-name="P84"/>
      <text:p text:style-name="P84">#260</text:p>
      <text:p text:style-name="P84">هَپٗ أَكٖنْدَ بَشِيْرِ</text:p>
      <text:p text:style-name="P84">نَ عَلِىْ حَىْدَرِ</text:p>
      <text:p text:style-name="P84">كِمْوٗنَ جَعْفَرِ</text:p>
      <text:p text:style-name="P84">هَپٗ بَبَكٖ كَلِيَ</text:p>
      <text:p text:style-name="P84"/>
      <text:p text:style-name="P84">#261</text:p>
      <text:p text:style-name="P84">أَكَلِيَ كِبَنِ</text:p>
      <text:p text:style-name="P84">إٖوٖ مْوَنَنْڠُ أُنَنِ</text:p>
      <text:p text:style-name="P84">أُپٖٹْوٖ ن<text:span text:style-name="T79">ِ</text:span> يَمْبٗ ڠَنِ</text:p>
      <text:p text:style-name="P84">كَٹِكَ كْوَنْدَم نْدِيَ</text:p>
      <text:p text:style-name="P84"/>
      <text:p text:style-name="P84">#262</text:p>
      <text:p text:style-name="P84">أَكِسِكِيَ كَلِم<text:span text:style-name="T79">َ</text:span></text:p>
      <text:p text:style-name="P84">جَعْفَرِ كَفَهَمَ</text:p>
      <text:p text:style-name="P84"><text:soft-page-break/>كْوَ ضَرُبُ كَٹِزَمَ</text:p>
      <text:p text:style-name="P86"><text:span text:style-name="T79">مَتٗ</text:span> أَكَمْوَنْڠَلِيَ</text:p>
      <text:p text:style-name="P86"/>
      <text:p text:style-name="P86">#263</text:p>
      <text:p text:style-name="P86">كِمْوَنْڠَلِيَ أَمِيْنِ</text:p>
      <text:p text:style-name="P86">أَكَمْبَ نِپَ يَسِنِ</text:p>
      <text:p text:style-name="P86">أَكِكٗمَ كُبَئِنِ</text:p>
      <text:p text:style-name="P86">أَمٖكْوِشَ كُئِفِيَ</text:p>
      <text:p text:style-name="P86"/>
      <text:p text:style-name="P86">#264</text:p>
      <text:p text:style-name="P86">هَپٗ عَلِيْ حَيْدَرِ</text:p>
      <text:p text:style-name="P86">يٗتٖ أَسِيَفِكِرِ</text:p>
      <text:p text:style-name="P86">أَكَسِمَمَ بَشِيْرِ</text:p>
      <text:p text:style-name="P86">مَصَحَبَ كَوَمْبِيَ</text:p>
      <text:p text:style-name="P86"/>
      <text:p text:style-name="P86">#265</text:p>
      <text:p text:style-name="P86">كَوَمْبِيَ كِپُلِكَ</text:p>
      <text:p text:style-name="P86"><text:soft-page-break/>نَ جَمِيْعِ وَكَتٗكَ</text:p>
      <text:p text:style-name="P86">هَيَ وَكِشَ كُزِكَ</text:p>
      <text:p text:style-name="P86">عَلِيْ أَسِپٗيُوَ</text:p>
      <text:p text:style-name="P86"/>
      <text:p text:style-name="P86">#266</text:p>
      <text:p text:style-name="P86">أَلِپٗكْوِشَ كُزِكَ</text:p>
      <text:p text:style-name="P86">مْٹُمِ أَكَمُوٖكَ</text:p>
      <text:p text:style-name="P86">مَنٖنٗ أَكَتَمْكَ</text:p>
      <text:p text:style-name="P86">عَلِيْ أ<text:span text:style-name="T17">َ</text:span>كَمْوَمْبِيَ</text:p>
      <text:p text:style-name="P86"/>
      <text:p text:style-name="P87">#267</text:p>
      <text:p text:style-name="P87">كَمْوَمْبِيَ كِپُلِكَ</text:p>
      <text:p text:style-name="P87">صُبِرِ كْوَكٖ رَبُك</text:p>
      <text:p text:style-name="P87">مْٹُ هَنْڠَلِكُپٗكَ</text:p>
      <text:p text:style-name="P87">نَوٖ أُكَمْوَ<text:span text:style-name="T45">نْ</text:span>ڠَلِيَ</text:p>
      <text:p text:style-name="P87"/>
      <text:p text:style-name="P87">#268</text:p>
      <text:p text:style-name="P87"><text:soft-page-break/>وَ أَمَّا نِ مْٹُ ڠَنِ</text:p>
      <text:p text:style-name="P87">أَدُمُوٗ دُنِيَنِ</text:p>
      <text:p text:style-name="P87">إِسِپٗكُوَ مَنَّانِ</text:p>
      <text:p text:style-name="P87">ن<text:span text:style-name="T80">َ</text:span>وٖ وَيَفَهَمِيَ</text:p>
      <text:p text:style-name="P87"/>
      <text:p text:style-name="P87">#269</text:p>
      <text:p text:style-name="P87">عَلِيْ سٖنٖنْدٖ مْنٗ</text:p>
      <text:p text:style-name="P87">مَمْبٗ هُ<text:span text:style-name="T45">پِ</text:span>جْوَ مْفَنٗ</text:p>
      <text:p text:style-name="P87">كَپٖوَ هَيٗ مَنٖنٗ</text:p>
      <text:p text:style-name="P87">عَقِلِ إِكَمْنْڠِيَ</text:p>
      <text:p text:style-name="P87"/>
      <text:p text:style-name="P87">#270</text:p>
      <text:p text:style-name="P87">هَپٗ أَكِشَ كُتٗوَ</text:p>
      <text:p text:style-name="P87">زُبَيْرِ كَمْوَمْكُوَ</text:p>
      <text:p text:style-name="P87">تَكُپَ زَنْڠُ بَرُوَ</text:p>
      <text:p text:style-name="P87">أُپَٹٖ كُنِپٖكٖيَ</text:p>
      <text:p text:style-name="P87"/>
      <text:p text:style-name="P87"><text:soft-page-break/>#271</text:p>
      <text:p text:style-name="P87">هِيْ مٗيَ نْدَ مَمَكٖ</text:p>
      <text:p text:style-name="P87">مٗيَ نْدَ مْوَلِمُ وَكٖ</text:p>
      <text:p text:style-name="P87">نَ أُچٖنْدَ سِتَمْكٖ</text:p>
      <text:p text:style-name="P87">نٖنٗ مٗيَ كُوَمْبِيَ</text:p>
      <text:p text:style-name="P87"/>
      <text:p text:style-name="P87">#272</text:p>
      <text:p text:style-name="P87">زُبَيْرِ أَسِجِلِسِ</text:p>
      <text:p text:style-name="P87">كَپٗكٖيَ كَرَتَسِ</text:p>
      <text:p text:style-name="P87">كَنٖنْدَ نَزٗ أُپٖسِ</text:p>
      <text:p text:style-name="P87">كَمْپٖكٖيَ عَطِيَ</text:p>
      <text:p text:style-name="P87"/>
      <text:p text:style-name="P87">#273</text:p>
      <text:p text:style-name="P87">بَرُوَ كُمْپَ كْوَكٖ</text:p>
      <text:p text:style-name="P87">كِشَ زُبٖىْرِ أَتٗكٖ</text:p>
      <text:p text:style-name="P87">إِلٖ يَ مْوَلِمُ وَكٖ</text:p>
      <text:p text:style-name="P87">كٖنٖنْدَ كُمْپٖكٖيَ</text:p>
      <text:p text:style-name="P87"><text:soft-page-break/></text:p>
      <text:p text:style-name="P87">#274</text:p>
      <text:p text:style-name="P87">زُبَىْرِ كُتٗكَ كْوَكٖ</text:p>
      <text:p text:style-name="P87">يٖيٖ أَسٗمٖ مَمَكٖ</text:p>
      <text:p text:style-name="P87">أَكَتٗكَ پْوٖكٖ يَكٖ</text:p>
      <text:p text:style-name="P87">مْٹُ أَسِپٗزٖنْڠٖيَ</text:p>
      <text:p text:style-name="P87"/>
      <text:p text:style-name="P88">#275</text:p>
      <text:p text:style-name="P88">نَاءٖ أَكِيَنُظُمُ</text:p>
      <text:p text:style-name="P88">يُوَ لِمٗ هُسَلِمُ</text:p>
      <text:p text:style-name="P88">وَلَ أ<text:span text:style-name="T45">َ</text:span>سِپٗفَهَمُ</text:p>
      <text:p text:style-name="P88">أُسِكُ هُمْنْڠِلِيَ</text:p>
      <text:p text:style-name="P88"/>
      <text:p text:style-name="P88">#276</text:p>
      <text:p text:style-name="P88">نَ <text:span text:style-name="T51">هُ</text:span>كٗ نْيُمَ زُبٖيْرِ</text:p>
      <text:p text:style-name="P88">أَسِپَٹٖ <text:span text:style-name="T45">تَ</text:span>قْصِيْرِ</text:p>
      <text:p text:style-name="P88">كِلَ <text:span text:style-name="T45">نْ</text:span>يُمَ كِعَبِرِ</text:p>
      <text:p text:style-name="P88"><text:soft-page-break/>كِمْزٖنْڠٖيَ عَطِيَ</text:p>
      <text:p text:style-name="P88"/>
      <text:p text:style-name="P88">#277</text:p>
      <text:p text:style-name="P88">هَتَ نْدِيَ كِفُوَٹَ</text:p>
      <text:p text:style-name="P88">كِ<text:span text:style-name="T18">نٖنْدَ كِتٗمْكُٹَ</text:span></text:p>
      <text:p text:style-name="P89">نْيُمْبَ يَ كْوَنْدَ كِپَٹَ</text:p>
      <text:p text:style-name="P89">مْلَنْڠٗنِ أَكِنْڠِيَ</text:p>
      <text:p text:style-name="P89"/>
      <text:p text:style-name="P89">#278</text:p>
      <text:p text:style-name="P89">حَمْزَة أَكَفَسِرِ</text:p>
      <text:p text:style-name="P89">نَ مَوْلَانَا عُمَرِ</text:p>
      <text:p text:style-name="P89">هِ<text:span text:style-name="T80">نِ</text:span> نِ أَلْفَجِرِ</text:p>
      <text:p text:style-name="P89">صَلَ إِمٖسِمَمِيَ</text:p>
      <text:p text:style-name="P89"/>
      <text:p text:style-name="P89">#279</text:p>
      <text:p text:style-name="P89">مْوَنَمْكٖ كَتَمْكَ</text:p>
      <text:p text:style-name="P89">كَنٖنَ نْدِمِ أَتْوِكَ</text:p>
      <text:p text:style-name="P89"><text:soft-page-break/>چَمْبَ مْتَنِپِلٖكَ</text:p>
      <text:p text:style-name="P89">كْوَ مَوْلَانَا عَلِيَ</text:p>
      <text:p text:style-name="P89"/>
      <text:p text:style-name="P89">#280</text:p>
      <text:p text:style-name="P89">نْدِيَ نِمٖعَبِرِ</text:p>
      <text:p text:style-name="P89">نْيُمْبَ سِكُئِفَسِرِ</text:p>
      <text:p text:style-name="P89">نْدِمِ أُمِ جَعْفَرِ</text:p>
      <text:p text:style-name="P89">كَمَ هَيَ يَوٖلٖيَ</text:p>
      <text:p text:style-name="P89"/>
      <text:p text:style-name="P89">#281</text:p>
      <text:p text:style-name="P89">هَپٗ حَمْزَ كَتٗكَ</text:p>
      <text:p text:style-name="P89">كْوَ أُپٖسِ نَ هَرَكَ</text:p>
      <text:p text:style-name="P89">مْلَنْڠٗ أَكَؤُشِكَ</text:p>
      <text:p text:style-name="P89">إِلِ كُمْفُنْڠُلِيَ</text:p>
      <text:p text:style-name="P89"/>
      <text:p text:style-name="P89">#282</text:p>
      <text:p text:style-name="P90">نْد<text:span text:style-name="T80">ٖ</text:span> كِتٗكَ كَٹِكَ هٖمَ</text:p>
      <text:p text:style-name="P90"><text:soft-page-break/>هَپٗ نْدِيَ هَيَنْدَمَ</text:p>
      <text:p text:style-name="P90">كْوَ عَلِيْ أَكِكٗمَ</text:p>
      <text:p text:style-name="P90">مْلَنْڠٗ كِمْبِشِيَ</text:p>
      <text:p text:style-name="P90"/>
      <text:p text:style-name="P90">#283</text:p>
      <text:p text:style-name="P90">كِنٖنَ أَكِمَلِزَ</text:p>
      <text:p text:style-name="P90">عَلِيْ نْدِمِ حَمْزَ</text:p>
      <text:p text:style-name="P90">مْڠٖنِ هُكُؤُلِزَ</text:p>
      <text:p text:style-name="P90">هَپٗ كَتٗكَ عَلِيَ</text:p>
      <text:p text:style-name="P90"/>
      <text:p text:style-name="P90">#284</text:p>
      <text:p text:style-name="P90">يٖيٖ يُپٗ مْلَنْڠٗنِ</text:p>
      <text:p text:style-name="P90">هُلِيَ <text:span text:style-name="T45">أَ</text:span>كِبَئِنِ</text:p>
      <text:p text:style-name="P90">قَبُرِنِ نِپٖكَنِ</text:p>
      <text:p text:style-name="P90">نَپٖنْدَ كُيَنْڠَلِيَ</text:p>
      <text:p text:style-name="P90"/>
      <text:p text:style-name="P90">#285</text:p>
      <text:p text:style-name="P90"><text:soft-page-break/>هَپٗ عَلِيْ كَتٗكَ</text:p>
      <text:p text:style-name="P90">مَتٗزِ يَكِمْشُكَ</text:p>
      <text:p text:style-name="P90">هَتَ نْدٖ كَتَمْكَ</text:p>
      <text:p text:style-name="P90">مَنٖنٗ أَكَمْوَمْبِيَ</text:p>
      <text:p text:style-name="P90"/>
      <text:p text:style-name="P90">#286</text:p>
      <text:p text:style-name="P90">كَمْوَمْبِيَ كِنُ<text:span text:style-name="T46">ظُ</text:span>مُ</text:p>
      <text:p text:style-name="P90">سٖنْدٖلٖيْ إِسِلَامُ</text:p>
      <text:p text:style-name="P90">صُبِرِ كْوَكٖ كَرِيْمُ</text:p>
      <text:p text:style-name="P90">أَمْبَيٗ أَكُلٖٹٖيَ</text:p>
      <text:p text:style-name="P90"/>
      <text:p text:style-name="P90">#287</text:p>
      <text:p text:style-name="P90">مِمِ هُىُ نِ مَمَكٖ</text:p>
      <text:p text:style-name="P90">نْدِيٖ مْوٖنْي كِٹِ چَكٖ</text:p>
      <text:p text:style-name="P90">نِؤٗنْيَ قَبُرِ يَكٖ</text:p>
      <text:p text:style-name="P90">نَتَكَ كُيَنْڠَلِيَ</text:p>
      <text:p text:style-name="P90"/>
      <text:p text:style-name="P91"><text:soft-page-break/>#288</text:p>
      <text:p text:style-name="P92">يٗوَ مْوٖنْيٖ مَمْلَكَه</text:p>
      <text:p text:style-name="P92">لَكٖ هٗنْدٗوَ كِوٖكَ</text:p>
      <text:p text:style-name="P92">وَلَ مِمِ سِكُتَكَ</text:p>
      <text:p text:style-name="P92">أَئِفَرِكِ دُنِيَ</text:p>
      <text:p text:style-name="P92"/>
      <text:p text:style-name="P92">#289</text:p>
      <text:p text:style-name="P92">نَوٖ صُبِرِ نْدُيَنْڠُ</text:p>
      <text:p text:style-name="P92">أُسِپٗتٖيْ ك<text:span text:style-name="T47">ْ</text:span>وَ مْنْڠُ</text:p>
      <text:p text:style-name="P92">وَلَ هُتٗكٗسَ فُنْڠُ</text:p>
      <text:p text:style-name="P92">لَ أَ<text:span text:style-name="T47">خٖ</text:span>رَ نَ دُنِيَ</text:p>
      <text:p text:style-name="P92"/>
      <text:p text:style-name="P92">#290</text:p>
      <text:p text:style-name="P92">هُمُؤٗوَ كِپُلِكَ</text:p>
      <text:p text:style-name="P92">مَتٗزِ يَكِمْشُكَ</text:p>
      <text:p text:style-name="P92">هَپٗ كَشُكَ عَطِكَ</text:p>
      <text:p text:style-name="P92">أَكَتَمْكَ عَلِيَ</text:p>
      <text:p text:style-name="P92"><text:soft-page-break/></text:p>
      <text:p text:style-name="P92">#291</text:p>
      <text:p text:style-name="P92">هَپٗ عَلِيْ حَيْدَرِ</text:p>
      <text:p text:style-name="P92">بَسِ نَاءٖ كَفَسِرِ</text:p>
      <text:p text:style-name="P92">مْبٗنَ هَكُيَ زُبٖيْرِ</text:p>
      <text:p text:style-name="P92">أُيِ<text:span text:style-name="T47">يٖ</text:span> پْوٖكٖ عَلِيَ</text:p>
      <text:p text:style-name="P92"/>
      <text:p text:style-name="P92">#292</text:p>
      <text:p text:style-name="P92">أُنِئٖٹٖيْ بَرُوَ</text:p>
      <text:p text:style-name="P92">كَٹِكَ كُئِفُنْڠُوَ</text:p>
      <text:p text:style-name="P92">أَلِپٗ سِكُمُيُوَ</text:p>
      <text:p text:style-name="P92">وَلَ سِكُمْزٖنْڠٖيَ</text:p>
      <text:p text:style-name="P92"/>
      <text:p text:style-name="P92">#293</text:p>
      <text:p text:style-name="P92">بَرُوَ كِئِفَسِرِ</text:p>
      <text:p text:style-name="P92">نْدِيَ نَلِئِعَبِرِ</text:p>
      <text:p text:style-name="P92">هَنْدَ سَسَ كُفِكِرِ</text:p>
      <text:p text:style-name="P92"><text:soft-page-break/><text:span text:style-name="T47">تَ</text:span>نَبُهِ كُنِنْڠِيَ</text:p>
      <text:p text:style-name="P92"/>
      <text:p text:style-name="P92">#294</text:p>
      <text:p text:style-name="P92">فَطِمَ كَمْكَلِمُ</text:p>
      <text:p text:style-name="P92">أَكَمْپَ مَجِ <text:span text:style-name="T52">تَمُ</text:span></text:p>
      <text:p text:style-name="P93">دُعَ سَبَا تِمَمُ</text:p>
      <text:p text:style-name="P93">نْدَنِ أَلِيَسٗمٖيَ</text:p>
      <text:p text:style-name="P93"/>
      <text:p text:style-name="P93">#295</text:p>
      <text:p text:style-name="P93">أَكَمْجِبُ كَلِمَ</text:p>
      <text:p text:style-name="P93">سِيَوٖزِ يَ فَتُمَ</text:p>
      <text:p text:style-name="P93">مٗيٗ نِنَ هَلِمَمَ</text:p>
      <text:p text:style-name="P93">رُوْحُ يَتَكَ كُلِيَ</text:p>
      <text:p text:style-name="P93"/>
      <text:p text:style-name="P94">#296</text:p>
      <text:p text:style-name="P94">صُبِرِ كْوَ بْوَنَ وٖٹُ</text:p>
      <text:p text:style-name="P94">عَطِكَ مَاءِ سِ كِٹُ</text:p>
      <text:p text:style-name="P94"><text:soft-page-break/><text:span text:style-name="T47">پِ</text:span>جَ مَٹَمَ مَٹَٹُ</text:p>
      <text:p text:style-name="P94">يَبَكِيٖؤٗ تَٹُوَ</text:p>
      <text:p text:style-name="P94"/>
      <text:p text:style-name="P94">#297</text:p>
      <text:p text:style-name="P94">مَ<text:span text:style-name="T47">ا</text:span>ءِ أَسِپٗيَتَكَ</text:p>
      <text:p text:style-name="P94">مِيٗمٗنِ كَيَپٖكَ</text:p>
      <text:p text:style-name="P94">أَكَٹُمْوَ نَ عَطِكَ</text:p>
      <text:p text:style-name="P94">فَتُمَ كَمْپٗكٖيَ</text:p>
      <text:p text:style-name="P94"/>
      <text:p text:style-name="P94">#298</text:p>
      <text:p text:style-name="P94">هَپٗ كَمْكَلِفِشَ</text:p>
      <text:p text:style-name="P94">وَعَظِ كُمُؤٗنٖشَ</text:p>
      <text:p text:style-name="P94">مَاءِ أَلِپٗيَشُشَ</text:p>
      <text:p text:style-name="P94">مُنْڠُ أَكَمُؤٗمْبٖيَ</text:p>
      <text:p text:style-name="P94"/>
      <text:p text:style-name="P94">#299</text:p>
      <text:p text:style-name="P94"><text:span text:style-name="T47">بَ</text:span>سِ هَپٗ أَمُؤُزٖ</text:p>
      <text:p text:style-name="P94"><text:soft-page-break/>زَ مْوَنَوٖ <text:span text:style-name="T47">خَ</text:span>بَرِزٖ</text:p>
      <text:p text:style-name="P94">نَ عَلِيْ أَمْوٖلٖزٖ</text:p>
      <text:p text:style-name="P94">كِشَ أَكِلِيَ</text:p>
      <text:p text:style-name="P94"/>
      <text:p text:style-name="P94">#300</text:p>
      <text:p text:style-name="P94">هَتَ كُكِپَمْبَؤُكَ</text:p>
      <text:p text:style-name="P94">فَتُمَ أَكَئِنُكَ</text:p>
      <text:p text:style-name="P94">كَمْپِكِيَ عَطِكَ</text:p>
      <text:p text:style-name="P94">وَكَلَ وٗتٖ پَمٗيَ</text:p>
      <text:p text:style-name="P94"/>
      <text:p text:style-name="P94">#301</text:p>
      <text:p text:style-name="P94">عَطِكَ أَكَبَئِنِ</text:p>
      <text:p text:style-name="P94">سَسَ نَمِ كْوَ خٖرِنِ</text:p>
      <text:p text:style-name="P94">مْوَنَنْڠُ أُكٗ مُئِنِ</text:p>
      <text:p text:style-name="P94">مْٹُ سِكُمُوَتِيَ</text:p>
      <text:p text:style-name="P94"/>
      <text:p text:style-name="P94">#302</text:p>
      <text:p text:style-name="P94"><text:soft-page-break/>نَ فَتُمَ أَتَمْك<text:span text:style-name="T80">ٖ</text:span></text:p>
      <text:p text:style-name="P94">أَمْوَمْبِيٖ مُمٖ وَكٖ</text:p>
      <text:p text:style-name="P94">نَاوٖ نٖنْدَ كَمْپٖكٖ</text:p>
      <text:p text:style-name="P94">أَسٖنْدٖ پْوٖكٖ عَطِيَ</text:p>
      <text:p text:style-name="P94"/>
      <text:p text:style-name="P94">#303</text:p>
      <text:p text:style-name="P94">عَلِيْ كَنْڠِيَ نْدَنِ</text:p>
      <text:p text:style-name="P94">كْوَ مْكٗنٗ كَبَئِنِ</text:p>
      <text:p text:style-name="P94">أَكَئِنُكَ كِٹِنِ</text:p>
      <text:p text:style-name="P94">فَتُمَ أَكَمْوٖنْدٖيَ</text:p>
      <text:p text:style-name="P94"/>
      <text:p text:style-name="P94">#304</text:p>
      <text:p text:style-name="P94">كَ<text:span text:style-name="T54">مْ</text:span>بَ چٖنْدَ كِمْ<text:span text:style-name="T47">پٖ</text:span>كَ</text:p>
      <text:p text:style-name="P94">فَتُمَ هُتٗؤُذِكَ</text:p>
      <text:p text:style-name="P94">كْوَمْبَ وَٹُ هُتَمْكَ</text:p>
      <text:p text:style-name="P94">كَمَ هَيٗ كُنَمْبِيَ</text:p>
      <text:p text:style-name="P94"/>
      <text:p text:style-name="P94"><text:soft-page-break/>#305</text:p>
      <text:p text:style-name="P94">كَنٖنَ شَهِدِ مْنْڠُ</text:p>
      <text:p text:style-name="P94">هَيَمٗ مٗيٗنِ مْوَنڠُ</text:p>
      <text:p text:style-name="P94">سَسَ نِ كَمَ نْدُيَنْڠُ</text:p>
      <text:p text:style-name="P94">نَ قَاسِمُ نِ مَمٗيَ</text:p>
      <text:p text:style-name="P94"/>
      <text:p text:style-name="P94">#306</text:p>
      <text:p text:style-name="P94">هَپٗ عَلِيْ كَتٗكَ</text:p>
      <text:p text:style-name="P94">كَنْدَمَنَ نَ عَطِكَ</text:p>
      <text:p text:style-name="P94">أَكٖنْدَ أَكَمْپٖكَ</text:p>
      <text:p text:style-name="P94">هَتَ كْوَءٗ أَكَنْڠِيَ</text:p>
      <text:p text:style-name="P94"/>
      <text:p text:style-name="P94">#307</text:p>
      <text:p text:style-name="P95">هَپٗ عَلِيْ حَيْدَرِ</text:p>
      <text:p text:style-name="P95">أَكَصَلِ أَظُهُرِ</text:p>
      <text:p text:style-name="P95">كَنْدَمَنَ نَ زُبٖيْرِ</text:p>
      <text:p text:style-name="P95">مُئِنِ أَكَرٖجٖيَ </text:p>
      <text:p text:style-name="P95"><text:soft-page-break/></text:p>
      <text:p text:style-name="P95">#308</text:p>
      <text:p text:style-name="P95">نَ هَپٗ أَلِپٗرُدِ</text:p>
      <text:p text:style-name="P95">نْدِپٗ أَلِپٗرَدِدِ</text:p>
      <text:p text:style-name="P95">مَنٖنٗ كِجِتَهِدِ</text:p>
      <text:p text:style-name="P95">م<text:span text:style-name="T84">َ</text:span>صَحَبَ كِوَمْبِيَ</text:p>
      <text:p text:style-name="P95"/>
      <text:p text:style-name="P95">#309</text:p>
      <text:p text:style-name="P95">ه<text:span text:style-name="T20">َ</text:span>پَ نِمٖٹِيَ تَمَ</text:p>
      <text:p text:style-name="P95">بَيْتِ زَنْڠُ هُكٗمَ</text:p>
      <text:p text:style-name="P95">نَ أَمْبَؤٗ وَتَسٗمَ</text:p>
      <text:p text:style-name="P95">كْوَ زٗتٖ زِكَوٖلٖيَ</text:p>
      <text:p text:style-name="P95"/>
      <text:p text:style-name="P95">#304</text:p>
      <text:p text:style-name="P95">بَيْتِزٖ زِيُوٖنِ</text:p>
      <text:p text:style-name="P95">مْٹُ أَكَزِبَئِنِ</text:p>
      <text:p text:style-name="P95">أَصُبُحِ نَ جِيٗنِ</text:p>
      <text:p text:style-name="P95"><text:soft-page-break/>مٗيٗ أُسٗپُنْڠُلِيَ</text:p>
      <text:p text:style-name="P95"/>
      <text:p text:style-name="P95">#305</text:p>
      <text:p text:style-name="P95">كْوَنْدَ هَتٗذَلِلِكَ</text:p>
      <text:p text:style-name="P95">مْٹُيٖ هَتٗسُمْبُكَ</text:p>
      <text:p text:style-name="P95">نَ أَتَكَلٗتَمْكَ</text:p>
      <text:p text:style-name="P95">مٗلَ هُمُوَفِقِيَ</text:p>
      <text:p text:style-name="P95"/>
      <text:p text:style-name="P95">#306</text:p>
      <text:p text:style-name="P95">أَؤٗمْبَلٗ كْوَ وَهَابُ</text:p>
      <text:p text:style-name="P95">أَتَجِب<text:span text:style-name="T19">ِ</text:span>وَ جَوَبُ</text:p>
      <text:p text:style-name="P95">أَوْ مْٹُ نَجَرِبُ</text:p>
      <text:p text:style-name="P95">أَدَلِلِشٖ وَصِيَ</text:p>
      <text:p text:style-name="P95"/>
      <text:p text:style-name="P95">#307</text:p>
      <text:p text:style-name="P96">نِمٖپٖنْدَ كُكَرِرِ</text:p>
      <text:p text:style-name="P96">نَنْيِ سٗمَنِ ضَمِيْرِ</text:p>
      <text:p text:style-name="P96"><text:soft-page-break/>أُتٖنْدِ وَ جَعْفَرِ</text:p>
      <text:p text:style-name="P96">وَ مَوْلَانَا عَلِيَ</text:p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43:23.087362571</meta:creation-date>
    <meta:editing-duration>P37DT21H52M43S</meta:editing-duration>
    <meta:editing-cycles>158</meta:editing-cycles>
    <meta:generator>LibreOffice/4.4.3.2$Linux_X86_64 LibreOffice_project/40m0$Build-2</meta:generator>
    <dc:title>andika</dc:title>
    <dc:date>2015-06-19T20:51:31.598763055</dc:date>
    <meta:document-statistic meta:table-count="0" meta:image-count="0" meta:object-count="0" meta:page-count="112" meta:paragraph-count="1575" meta:word-count="3643" meta:character-count="14475" meta:non-whitespace-character-count="12405"/>
    <meta:template xlink:type="simple" xlink:actuate="onRequest" xlink:title="andika" xlink:href="../../../../libreoffice/andika.ott" meta:date="2014-09-09T12:43:23.012148969"/>
  </office:meta>
</office:document-meta>
</file>